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, sans-serif"/>
    <style:font-face style:name="Consolas" svg:font-family="Consolas, 'Liberation Mono', Menlo, Courier, monospace"/>
    <style:font-face style:name="Droid Serif" svg:font-family="'Droid Serif'"/>
    <style:font-face style:name="Helvetica Neue" svg:font-family="'Helvetica Neue', Helvetica, Arial, sans-serif"/>
    <style:font-face style:name="OpenSymbol" svg:font-family="OpenSymbol"/>
    <style:font-face style:name="Ubuntu Mono" svg:font-family="'Ubuntu Mono'"/>
    <style:font-face style:name="Yanone Kaffeesatz" svg:font-family="'Yanone Kaffeesatz'"/>
    <style:font-face style:name="inherit" svg:font-family="inherit"/>
    <style:font-face style:name="monospace" svg:font-family="monospace"/>
    <style:font-face style:name="Courier New" svg:font-family="'Courier New'" style:font-family-generic="modern" style:font-pitch="fixed"/>
    <style:font-face style:name="Andale Mono" svg:font-family="'Andale Mono'" style:font-pitch="variable"/>
    <style:font-face style:name="Apple Chancery" svg:font-family="'Apple Chancery'" style:font-pitch="variable"/>
    <style:font-face style:name="Apple SD Gothic Neo" svg:font-family="'Apple SD Gothic Neo'" style:font-pitch="variable"/>
    <style:font-face style:name="Courier New1" svg:font-family="'Courier New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style:font-name="Courier New" fo:font-size="11pt" style:font-size-asian="11pt" style:font-size-complex="11pt"/>
    </style:style>
    <style:style style:name="P2" style:family="paragraph" style:parent-style-name="Standard">
      <style:text-properties style:font-name="Arial Narrow" fo:font-size="11pt" fo:font-weight="bold" style:font-size-asian="11pt" style:font-weight-asian="bold" style:font-size-complex="11pt" style:font-weight-complex="bold"/>
    </style:style>
    <style:style style:name="P3" style:family="paragraph" style:parent-style-name="Standard">
      <style:text-properties style:font-name="Arial Narrow" fo:font-size="11pt" style:font-size-asian="11pt" style:font-size-complex="11pt"/>
    </style:style>
    <style:style style:name="P4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style:font-name="Courier New" fo:font-size="11pt" style:font-name-asian="Courier New" style:font-size-asian="11pt" style:font-name-complex="Courier New" style:font-size-complex="11pt"/>
    </style:style>
    <style:style style:name="P5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style:font-name="Courier New" fo:font-size="11pt" style:font-size-asian="11pt" style:font-size-complex="11pt"/>
    </style:style>
    <style:style style:name="P6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style:font-name="Courier New" fo:font-size="11pt" fo:font-weight="normal" style:font-size-asian="11pt" style:font-weight-asian="normal" style:font-size-complex="11pt" style:font-weight-complex="normal"/>
    </style:style>
    <style:style style:name="P7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style:font-name="Courier New" fo:font-size="11pt" style:text-underline-style="none" style:font-name-asian="Courier New" style:font-size-asian="11pt" style:font-name-complex="Courier New" style:font-size-complex="11pt"/>
    </style:style>
    <style:style style:name="P8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style:font-name="Courier New" fo:font-size="11pt" fo:font-weight="bold" style:font-size-asian="11pt" style:font-weight-asian="bold" style:font-size-complex="11pt" style:font-weight-complex="bold"/>
    </style:style>
    <style:style style:name="P9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New" fo:font-size="11pt" style:font-name-asian="Courier New" style:font-size-asian="11pt" style:font-name-complex="Courier New" style:font-size-complex="11pt"/>
    </style:style>
    <style:style style:name="P10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New" fo:font-size="11pt" fo:background-color="#99ffff" style:font-name-asian="Courier New" style:font-size-asian="11pt" style:font-name-complex="Courier New" style:font-size-complex="11pt"/>
    </style:style>
    <style:style style:name="P11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Arial Narrow" fo:font-size="11pt" fo:font-weight="bold" style:font-name-asian="Courier New" style:font-size-asian="11pt" style:font-weight-asian="bold" style:font-name-complex="Courier New" style:font-size-complex="11pt" style:font-weight-complex="bold"/>
    </style:style>
    <style:style style:name="P12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</style:style>
    <style:style style:name="P13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style:font-name="Arial Narrow" fo:font-size="11pt" fo:font-weight="bold" style:font-size-asian="11pt" style:font-weight-asian="bold" style:font-size-complex="11pt" style:font-weight-complex="bold"/>
    </style:style>
    <style:style style:name="P14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font-variant="normal" fo:text-transform="none" fo:color="#1d1f22" style:font-name="Courier New" fo:font-size="11pt" fo:letter-spacing="normal" fo:font-style="normal" fo:font-weight="normal" style:font-size-asian="11pt" style:font-weight-asian="normal" style:font-size-complex="11pt" style:font-weight-complex="normal"/>
    </style:style>
    <style:style style:name="P15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7f0055" style:font-name="Courier New" fo:font-size="11pt" style:text-underline-style="none" fo:font-weight="bold" style:font-name-asian="Courier New" style:font-size-asian="11pt" style:font-weight-asian="bold" style:font-name-complex="Courier New" style:font-size-complex="11pt" style:font-weight-complex="bold"/>
    </style:style>
    <style:style style:name="P16" style:family="paragraph" style:parent-style-name="Heading_20_2">
      <style:paragraph-properties fo:margin-left="0in" fo:margin-right="0in" fo:text-align="start" style:justify-single-word="false" fo:text-indent="0in" style:auto-text-indent="false" style:text-autospace="none"/>
      <style:text-properties fo:font-variant="normal" fo:text-transform="none" fo:color="#1d1f22" style:font-name="Helvetica Neue" fo:font-size="12pt" fo:letter-spacing="normal" fo:font-style="normal" fo:font-weight="bold" style:font-size-asian="12pt" style:font-size-complex="12pt"/>
    </style:style>
    <style:style style:name="P17" style:family="paragraph" style:parent-style-name="Heading_20_2">
      <style:paragraph-properties fo:margin-left="0in" fo:margin-right="0in" fo:text-align="start" style:justify-single-word="false" fo:text-indent="0in" style:auto-text-indent="false" style:text-autospace="none"/>
      <style:text-properties fo:font-variant="normal" fo:text-transform="none" fo:color="#000000" style:font-name="Yanone Kaffeesatz" fo:font-size="29.7000007629394pt" fo:letter-spacing="normal" fo:font-style="normal" fo:font-weight="normal" style:font-size-asian="11pt" style:font-size-complex="11pt"/>
    </style:style>
    <style:style style:name="P18" style:family="paragraph" style:parent-style-name="Heading_20_3">
      <style:paragraph-properties fo:margin-left="0in" fo:margin-right="0in" fo:text-align="start" style:justify-single-word="false" fo:text-indent="0in" style:auto-text-indent="false" style:text-autospace="none"/>
      <style:text-properties style:font-name="Courier New" fo:font-size="11pt" style:font-size-asian="11pt" style:font-size-complex="11pt"/>
    </style:style>
    <style:style style:name="P19" style:family="paragraph" style:parent-style-name="Text_20_body">
      <style:paragraph-properties fo:margin-left="0in" fo:margin-right="0in" fo:text-align="start" style:justify-single-word="false" fo:text-indent="0in" style:auto-text-indent="false" style:text-autospace="none"/>
      <style:text-properties fo:font-variant="normal" fo:text-transform="none" fo:color="#1d1f22" style:font-name="Helvetica Neue" fo:font-size="12pt" fo:letter-spacing="normal" fo:font-style="normal" fo:font-weight="bold" style:font-size-asian="12pt" style:font-size-complex="12pt"/>
    </style:style>
    <style:style style:name="P20" style:family="paragraph" style:parent-style-name="Text_20_body">
      <style:paragraph-properties fo:margin-left="0in" fo:margin-right="0in" fo:widows="1" fo:text-indent="0in" style:auto-text-indent="false"/>
      <style:text-properties fo:font-variant="normal" fo:text-transform="none" fo:color="#000000" style:font-name="Droid Serif" fo:font-size="13.1999998092651pt" fo:letter-spacing="normal" fo:font-style="normal" fo:font-weight="normal"/>
    </style:style>
    <style:style style:name="P21" style:family="paragraph" style:parent-style-name="Text_20_body">
      <style:paragraph-properties fo:margin-left="0in" fo:margin-right="0in" fo:margin-top="0in" fo:margin-bottom="0.1102in" fo:widows="1" fo:text-indent="0in" style:auto-text-indent="false"/>
      <style:text-properties fo:font-variant="normal" fo:text-transform="none" fo:color="#000000" style:font-name="Droid Serif" fo:font-size="13.1999998092651pt" fo:letter-spacing="normal" fo:font-style="normal" fo:font-weight="normal"/>
    </style:style>
    <style:style style:name="P22" style:family="paragraph" style:parent-style-name="Text_20_body">
      <style:paragraph-properties fo:margin-left="0in" fo:margin-right="0in" fo:margin-top="0in" fo:margin-bottom="0.1102in" fo:widows="1" fo:text-indent="0in" style:auto-text-indent="false"/>
      <style:text-properties fo:font-variant="normal" fo:text-transform="none" fo:color="#000000" style:font-name="Yanone Kaffeesatz" fo:font-size="29.7000007629394pt" fo:letter-spacing="normal" fo:font-style="normal" fo:font-weight="normal"/>
    </style:style>
    <style:style style:name="P23" style:family="paragraph" style:parent-style-name="Text_20_body">
      <style:paragraph-properties fo:margin-left="0in" fo:margin-right="0in" fo:margin-top="0in" fo:margin-bottom="0.1102in" fo:widows="1" fo:text-indent="0in" style:auto-text-indent="false"/>
    </style:style>
    <style:style style:name="P24" style:family="paragraph" style:parent-style-name="Heading_20_2">
      <style:paragraph-properties fo:margin-left="0in" fo:margin-right="0in" fo:margin-top="0in" fo:margin-bottom="0.1102in" fo:widows="1" fo:text-indent="0in" style:auto-text-indent="false"/>
      <style:text-properties fo:font-variant="normal" fo:text-transform="none" fo:color="#000000" style:font-name="Yanone Kaffeesatz" fo:font-size="29.7000007629394pt" fo:letter-spacing="normal" fo:font-style="normal" fo:font-weight="normal"/>
    </style:style>
    <style:style style:name="P25" style:family="paragraph" style:parent-style-name="Heading_20_2">
      <style:paragraph-properties fo:margin-left="0in" fo:margin-right="0in" fo:margin-top="0in" fo:margin-bottom="0.1102in" fo:widows="1" fo:text-indent="0in" style:auto-text-indent="false" fo:keep-with-next="always"/>
      <style:text-properties fo:font-variant="normal" fo:text-transform="none" fo:color="#000000" style:font-name="Yanone Kaffeesatz" fo:font-size="29.7000007629394pt" fo:letter-spacing="normal" fo:font-style="normal" fo:font-weight="normal"/>
    </style:style>
    <style:style style:name="P26" style:family="paragraph" style:parent-style-name="Preformatted_20_Text">
      <style:paragraph-properties fo:margin-left="0in" fo:margin-right="0in" fo:widows="1" fo:text-indent="0in" style:auto-text-indent="false"/>
    </style:style>
    <style:style style:name="P27" style:family="paragraph" style:parent-style-name="Preformatted_20_Text">
      <style:paragraph-properties fo:margin-left="0in" fo:margin-right="0in" fo:margin-top="0in" fo:margin-bottom="0in" fo:text-align="start" style:justify-single-word="false" fo:widows="1" fo:text-indent="0in" style:auto-text-indent="false" fo:padding="0in" fo:border="none"/>
      <style:text-properties fo:font-variant="normal" fo:text-transform="none" fo:color="#000000" style:font-name="monospace" fo:font-size="9.25pt" fo:letter-spacing="normal" fo:font-style="normal" fo:font-weight="normal"/>
    </style:style>
    <style:style style:name="P28" style:family="paragraph" style:parent-style-name="Text_20_body">
      <style:text-properties style:font-name="Courier New1" fo:font-size="10pt" style:font-size-asian="10pt" style:font-size-complex="10pt"/>
    </style:style>
    <style:style style:name="P29" style:family="paragraph" style:parent-style-name="Preformatted_20_Text">
      <style:paragraph-properties fo:margin-top="0in" fo:margin-bottom="0.1965in"/>
    </style:style>
    <style:style style:name="P30" style:family="paragraph" style:parent-style-name="Preformatted_20_Text">
      <style:paragraph-properties fo:margin-top="0in" fo:margin-bottom="0.1965in" fo:widows="1"/>
    </style:style>
    <style:style style:name="P31" style:family="paragraph" style:parent-style-name="Preformatted_20_Text">
      <style:paragraph-properties fo:widows="1"/>
    </style:style>
    <style:style style:name="P32" style:family="paragraph" style:parent-style-name="Text_20_body" style:list-style-name="L1"/>
    <style:style style:name="P33" style:family="paragraph" style:parent-style-name="Text_20_body" style:list-style-name="L2"/>
    <style:style style:name="P34" style:family="paragraph" style:parent-style-name="Text_20_body" style:list-style-name="L3">
      <style:paragraph-properties fo:margin-left="0in" fo:margin-right="0in" fo:margin-top="0in" fo:margin-bottom="0.1102in" fo:widows="1" fo:text-indent="0in" style:auto-text-indent="false"/>
      <style:text-properties fo:font-variant="normal" fo:text-transform="none" fo:color="#000000" style:font-name="Droid Serif" fo:font-size="13.1999998092651pt" fo:letter-spacing="normal" fo:font-style="normal" fo:font-weight="normal"/>
    </style:style>
    <style:style style:name="P35" style:family="paragraph" style:parent-style-name="Text_20_body" style:list-style-name="L4">
      <style:paragraph-properties fo:margin-left="0in" fo:margin-right="0in" fo:margin-top="0in" fo:margin-bottom="0.1102in" fo:widows="1" fo:text-indent="0in" style:auto-text-indent="false"/>
      <style:text-properties fo:font-variant="normal" fo:text-transform="none" fo:color="#000000" style:font-name="Droid Serif" fo:font-size="13.1999998092651pt" fo:letter-spacing="normal" fo:font-style="normal" fo:font-weight="normal"/>
    </style:style>
    <style:style style:name="P36" style:family="paragraph" style:parent-style-name="Text_20_body" style:list-style-name="L5">
      <style:paragraph-properties fo:margin-left="0in" fo:margin-right="0in" fo:margin-top="0in" fo:margin-bottom="0.1102in" fo:widows="1" fo:text-indent="0in" style:auto-text-indent="false"/>
      <style:text-properties fo:font-variant="normal" fo:text-transform="none" fo:color="#000000" style:font-name="Droid Serif" fo:font-size="13.1999998092651pt" fo:letter-spacing="normal" fo:font-style="normal" fo:font-weight="normal"/>
    </style:style>
    <style:style style:name="P37" style:family="paragraph" style:parent-style-name="Text_20_body" style:list-style-name="L6">
      <style:paragraph-properties fo:margin-left="0in" fo:margin-right="0in" fo:margin-top="0in" fo:margin-bottom="0.1102in" fo:widows="1" fo:text-indent="0in" style:auto-text-indent="false"/>
      <style:text-properties fo:font-variant="normal" fo:text-transform="none" fo:color="#000000" style:font-name="Droid Serif" fo:font-size="13.1999998092651pt" fo:letter-spacing="normal" fo:font-style="normal" fo:font-weight="normal"/>
    </style:style>
    <style:style style:name="P38" style:family="paragraph" style:parent-style-name="Text_20_body">
      <style:paragraph-properties fo:margin-left="0in" fo:margin-right="0in" fo:margin-top="0in" fo:margin-bottom="0.1102in" fo:widows="1" fo:text-indent="0in" style:auto-text-indent="false"/>
      <style:text-properties fo:font-variant="normal" fo:text-transform="none" fo:color="#000000" style:font-name="Yanone Kaffeesatz" fo:font-size="29.7000007629394pt" fo:letter-spacing="normal" fo:font-style="normal" fo:font-weight="normal"/>
    </style:style>
    <style:style style:name="P39" style:family="paragraph" style:parent-style-name="Text_20_body" style:list-style-name="L6">
      <style:paragraph-properties fo:margin-left="0in" fo:margin-right="0in" fo:margin-top="0in" fo:margin-bottom="0.1102in" fo:widows="1" fo:text-indent="0in" style:auto-text-indent="false"/>
    </style:style>
    <style:style style:name="P40" style:family="paragraph" style:parent-style-name="Heading_20_2">
      <style:paragraph-properties fo:margin-left="0in" fo:margin-right="0in" fo:margin-top="0in" fo:margin-bottom="0.1102in" fo:widows="1" fo:text-indent="0in" style:auto-text-indent="false"/>
      <style:text-properties fo:font-variant="normal" fo:text-transform="none" fo:color="#000000" style:font-name="Yanone Kaffeesatz" fo:font-size="29.7000007629394pt" fo:letter-spacing="normal" fo:font-style="normal" fo:font-weight="normal"/>
    </style:style>
    <style:style style:name="T1" style:family="text">
      <style:text-properties fo:color="#7f0055" fo:font-weight="bold" style:font-weight-asian="bold" style:font-weight-complex="bold"/>
    </style:style>
    <style:style style:name="T2" style:family="text">
      <style:text-properties fo:color="#7f0055" fo:font-weight="bold" style:font-name-asian="Courier New" style:font-weight-asian="bold" style:font-name-complex="Courier New" style:font-weight-complex="bold"/>
    </style:style>
    <style:style style:name="T3" style:family="text">
      <style:text-properties fo:color="#7f0055" style:text-underline-style="none" fo:font-weight="bold" style:font-name-asian="Courier New" style:font-weight-asian="bold" style:font-name-complex="Courier New" style:font-weight-complex="bold"/>
    </style:style>
    <style:style style:name="T4" style:family="text">
      <style:text-properties fo:color="#000000"/>
    </style:style>
    <style:style style:name="T5" style:family="text">
      <style:text-properties fo:color="#000000" style:font-name-asian="Courier New" style:font-name-complex="Courier New"/>
    </style:style>
    <style:style style:name="T6" style:family="text">
      <style:text-properties fo:color="#000000" fo:font-weight="normal" style:font-name-asian="Courier New" style:font-weight-asian="normal" style:font-name-complex="Courier New" style:font-weight-complex="normal"/>
    </style:style>
    <style:style style:name="T7" style:family="text">
      <style:text-properties fo:color="#000000" fo:background-color="#99ffff" style:font-name-asian="Courier New" style:font-name-complex="Courier New"/>
    </style:style>
    <style:style style:name="T8" style:family="text">
      <style:text-properties fo:color="#000000" fo:background-color="#ffff66" style:font-name-asian="Courier New" style:font-name-complex="Courier New"/>
    </style:style>
    <style:style style:name="T9" style:family="text">
      <style:text-properties fo:color="#000000" fo:background-color="#00ff66" style:font-name-asian="Courier New" style:font-name-complex="Courier New"/>
    </style:style>
    <style:style style:name="T10" style:family="text">
      <style:text-properties fo:color="#000000" fo:font-weight="bold" style:font-name-asian="Courier New" style:font-weight-asian="bold" style:font-name-complex="Courier New" style:font-weight-complex="bold"/>
    </style:style>
    <style:style style:name="T11" style:family="text">
      <style:text-properties fo:color="#000000" fo:font-size="24pt" style:font-name-asian="Courier New" style:font-size-asian="24pt" style:font-name-complex="Courier New" style:font-size-complex="24pt"/>
    </style:style>
    <style:style style:name="T12" style:family="text">
      <style:text-properties fo:color="#0000c0"/>
    </style:style>
    <style:style style:name="T13" style:family="text">
      <style:text-properties fo:color="#c48cff"/>
    </style:style>
    <style:style style:name="T14" style:family="text">
      <style:text-properties fo:color="#5e5eff"/>
    </style:style>
    <style:style style:name="T15" style:family="text">
      <style:text-properties fo:background-color="#99ffff"/>
    </style:style>
    <style:style style:name="T16" style:family="text">
      <style:text-properties fo:color="#2a00ff"/>
    </style:style>
    <style:style style:name="T17" style:family="text">
      <style:text-properties fo:color="#2a00ff" style:font-name-asian="Courier New" style:font-name-complex="Courier New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fo:background-color="#99ffff" style:font-weight-asian="bold" style:font-weight-complex="bold"/>
    </style:style>
    <style:style style:name="T20" style:family="text">
      <style:text-properties style:text-underline-style="none"/>
    </style:style>
    <style:style style:name="T21" style:family="text">
      <style:text-properties fo:font-variant="normal" fo:text-transform="none" fo:color="#1d1f22" fo:letter-spacing="normal" fo:font-style="normal"/>
    </style:style>
    <style:style style:name="T22" style:family="text">
      <style:text-properties fo:font-variant="normal" fo:text-transform="none" fo:color="#1d1f22" fo:letter-spacing="normal" fo:font-style="normal" fo:font-weight="bold"/>
    </style:style>
    <style:style style:name="T23" style:family="text">
      <style:text-properties fo:font-variant="normal" fo:text-transform="none" fo:color="#1d1f22" fo:letter-spacing="normal" fo:font-style="normal" fo:font-weight="bold" fo:background-color="#99ffff" style:font-weight-asian="bold" style:font-weight-complex="bold"/>
    </style:style>
    <style:style style:name="T24" style:family="text">
      <style:text-properties fo:font-variant="normal" fo:text-transform="none" fo:color="#1d1f22" fo:letter-spacing="normal" fo:font-style="normal" fo:background-color="#99ffff"/>
    </style:style>
    <style:style style:name="T25" style:family="text">
      <style:text-properties fo:font-variant="normal" fo:text-transform="none" fo:color="#1d1f22" style:font-name="Courier New" fo:font-size="11pt" fo:letter-spacing="normal" fo:font-style="normal" fo:font-weight="normal" style:font-size-asian="11pt" style:font-weight-asian="normal" style:font-size-complex="11pt" style:font-weight-complex="normal"/>
    </style:style>
    <style:style style:name="T26" style:family="text">
      <style:text-properties fo:font-variant="normal" fo:text-transform="none" fo:color="#333333" style:font-name="Consolas" fo:font-size="9.25pt" fo:letter-spacing="normal" fo:font-style="normal" fo:font-weight="normal"/>
    </style:style>
    <style:style style:name="T27" style:family="text">
      <style:text-properties fo:font-variant="normal" fo:text-transform="none" fo:color="#333333" style:font-name="Consolas" fo:font-size="9.25pt" fo:letter-spacing="normal" fo:font-style="normal" fo:font-weight="normal" style:font-size-asian="11pt" style:font-size-complex="11pt"/>
    </style:style>
    <style:style style:name="T28" style:family="text">
      <style:text-properties fo:font-variant="normal" fo:text-transform="none" fo:color="#333333" style:font-name="Consolas" fo:font-size="11pt" fo:letter-spacing="normal" fo:font-style="normal" fo:font-weight="normal" style:font-size-asian="11pt" style:font-size-complex="11pt"/>
    </style:style>
    <style:style style:name="T29" style:family="text">
      <style:text-properties fo:font-variant="normal" fo:text-transform="none" fo:color="#888888" style:font-name="Ubuntu Mono" fo:font-size="11.8999996185303pt" fo:letter-spacing="normal" fo:font-style="normal" fo:font-weight="normal" fo:background-color="#f0f0f0"/>
    </style:style>
    <style:style style:name="T30" style:family="text">
      <style:text-properties fo:font-variant="normal" fo:text-transform="none" fo:color="#444444" style:font-name="Ubuntu Mono" fo:font-size="11.8999996185303pt" fo:letter-spacing="normal" fo:font-style="normal" fo:font-weight="bold" fo:background-color="#f0f0f0"/>
    </style:style>
    <style:style style:name="T31" style:family="text">
      <style:text-properties fo:font-variant="normal" fo:text-transform="none" fo:color="#444444" style:font-name="Ubuntu Mono" fo:font-size="11.8999996185303pt" fo:letter-spacing="normal" fo:font-style="normal" fo:font-weight="normal" fo:background-color="#f0f0f0"/>
    </style:style>
    <style:style style:name="T32" style:family="text">
      <style:text-properties fo:font-variant="normal" fo:text-transform="none" fo:color="#444444" fo:letter-spacing="normal" fo:background-color="#f0f0f0"/>
    </style:style>
    <style:style style:name="T33" style:family="text">
      <style:text-properties fo:font-variant="normal" fo:text-transform="none" fo:color="#880000" style:font-name="Ubuntu Mono" fo:font-size="11.8999996185303pt" fo:letter-spacing="normal" fo:font-style="normal" fo:font-weight="normal" fo:background-color="#f0f0f0"/>
    </style:style>
    <style:style style:name="T34" style:family="text">
      <style:text-properties fo:font-variant="normal" fo:text-transform="none" fo:color="#880000" style:font-name="Ubuntu Mono" fo:font-size="11.8999996185303pt" fo:letter-spacing="normal" fo:font-style="normal" fo:font-weight="bold" fo:background-color="#f0f0f0"/>
    </style:style>
    <style:style style:name="T35" style:family="text">
      <style:text-properties fo:font-variant="normal" fo:text-transform="none" fo:color="#000000" style:font-name="Droid Serif" fo:font-size="13.1999998092651pt" fo:letter-spacing="normal" fo:font-style="normal" fo:font-weight="normal"/>
    </style:style>
    <style:style style:name="T36" style:family="text">
      <style:text-properties fo:font-variant="normal" fo:text-transform="none" fo:color="#000000" style:font-name="Droid Serif" fo:font-size="13.1999998092651pt" fo:letter-spacing="normal" fo:font-style="normal" fo:font-weight="normal" fo:background-color="#ffff00"/>
    </style:style>
    <style:style style:name="T37" style:family="text">
      <style:text-properties style:font-name="Courier New1" fo:font-size="10pt" style:font-size-asian="10pt" style:font-size-complex="10pt"/>
    </style:style>
    <style:style style:name="T38" style:family="text">
      <style:text-properties style:font-name="Courier New1" fo:font-size="10pt" fo:background-color="#99ffff" style:font-size-asian="10pt" style:font-size-complex="10pt"/>
    </style:style>
    <style:style style:name="T39" style:family="text">
      <style:text-properties fo:background-color="#ccff00"/>
    </style:style>
    <style:style style:name="T40" style:family="text">
      <style:text-properties style:font-name="Apple SD Gothic Neo" fo:font-size="14pt" style:font-size-asian="14pt" style:font-size-complex="14pt"/>
    </style:style>
    <style:style style:name="T41" style:family="text">
      <style:text-properties style:font-name="Apple SD Gothic Neo"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3"/>
      <text:p text:style-name="P2">Creating Classes in Scala/Spark</text:p>
      <text:p text:style-name="P2"/>
      <text:p text:style-name="P1"><text:span text:style-name="T2">class</text:span><text:span text:style-name="T10"> emp(id: Int,nm: String,dId: Int) </text:span><text:span text:style-name="T2">extends</text:span><text:span text:style-name="T10"> </text:span><text:span text:style-name="T6">java.io.Serializable</text:span><text:span text:style-name="T10">{</text:span></text:p>
      <text:p text:style-name="P4"><text:span text:style-name="T1"><text:s text:c="2"/>val</text:span><text:span text:style-name="T4"> </text:span><text:span text:style-name="T12">empId</text:span><text:span text:style-name="T4">: <text:s/>Int <text:s text:c="3"/>=id</text:span></text:p>
      <text:p text:style-name="P4"><text:span text:style-name="T1"><text:s text:c="2"/>val</text:span><text:span text:style-name="T4"> </text:span><text:span text:style-name="T12">empNm</text:span><text:span text:style-name="T4">: <text:s/>String =nm</text:span></text:p>
      <text:p text:style-name="P4"><text:span text:style-name="T1"><text:s text:c="2"/>val</text:span><text:span text:style-name="T4"> </text:span><text:span text:style-name="T12">salary</text:span><text:span text:style-name="T4">: Double =</text:span><text:span text:style-name="T13">0</text:span></text:p>
      <text:p text:style-name="P4"><text:span text:style-name="T1"><text:s text:c="2"/>val</text:span><text:span text:style-name="T4"> </text:span><text:span text:style-name="T12">deptId</text:span><text:span text:style-name="T4">: Int <text:s text:c="3"/>=dId</text:span></text:p>
      <text:p text:style-name="P4"/>
      <text:p text:style-name="P4"><text:span text:style-name="T1"><text:s text:c="2"/>def</text:span><text:span text:style-name="T4"> getSalary():Double = {</text:span></text:p>
      <text:p text:style-name="P4"><text:span text:style-name="T4"><text:s text:c="6"/></text:span><text:span text:style-name="T1">val</text:span><text:span text:style-name="T4"> </text:span><text:span text:style-name="T14">salary</text:span><text:span text:style-name="T4"> = ( id * </text:span><text:span text:style-name="T13">1000</text:span><text:span text:style-name="T4">) + </text:span><text:span text:style-name="T13">.75</text:span></text:p>
      <text:p text:style-name="P4"><text:span text:style-name="T4"><text:s text:c="6"/></text:span><text:span text:style-name="T1">return</text:span><text:span text:style-name="T4"> </text:span><text:span text:style-name="T14">salary</text:span></text:p>
      <text:p text:style-name="P9"><text:s text:c="2"/>}</text:p>
      <text:p text:style-name="P9">}</text:p>
      <text:p text:style-name="P9"/>
      <text:p text:style-name="P4"><text:span text:style-name="T1">class</text:span><text:span text:style-name="T4"> dept(id: Int, nm: String) </text:span><text:span text:style-name="T1">extends</text:span><text:span text:style-name="T4"> java.io.Serializable {</text:span></text:p>
      <text:p text:style-name="P4"><text:span text:style-name="T1"><text:s text:c="2"/>val</text:span><text:span text:style-name="T4"> </text:span><text:span text:style-name="T12">deptId</text:span><text:span text:style-name="T4">: Int = id </text:span></text:p>
      <text:p text:style-name="P4"><text:span text:style-name="T1"><text:s text:c="2"/>val</text:span><text:span text:style-name="T4"> </text:span><text:span text:style-name="T12">deptNm</text:span><text:span text:style-name="T4">: String = nm </text:span></text:p>
      <text:p text:style-name="P9">}</text:p>
      <text:p text:style-name="P9"/>
      <text:p text:style-name="P7"><text:span text:style-name="T1">val</text:span><text:span text:style-name="T4"> e1=</text:span><text:span text:style-name="T1">new</text:span><text:span text:style-name="T4"> emp(</text:span><text:span text:style-name="T13">1</text:span><text:span text:style-name="T4">,</text:span><text:span text:style-name="T16">"John"</text:span><text:span text:style-name="T4">,</text:span><text:span text:style-name="T13">10</text:span><text:span text:style-name="T4">); </text:span></text:p>
      <text:p text:style-name="P7"><text:span text:style-name="T1">val</text:span><text:span text:style-name="T4"> e2=</text:span><text:span text:style-name="T1">new</text:span><text:span text:style-name="T4"> emp(</text:span><text:span text:style-name="T13">2</text:span><text:span text:style-name="T4">,</text:span><text:span text:style-name="T16">"Sal"</text:span><text:span text:style-name="T4">,</text:span><text:span text:style-name="T13">20</text:span><text:span text:style-name="T4">); </text:span></text:p>
      <text:p text:style-name="P7"><text:span text:style-name="T1">val</text:span><text:span text:style-name="T4"> e3=</text:span><text:span text:style-name="T1">new</text:span><text:span text:style-name="T4"> emp(</text:span><text:span text:style-name="T13">3</text:span><text:span text:style-name="T4">,</text:span><text:span text:style-name="T16">"Sally"</text:span><text:span text:style-name="T4">,</text:span><text:span text:style-name="T13">20</text:span><text:span text:style-name="T4">); </text:span></text:p>
      <text:p text:style-name="P7"><text:span text:style-name="T1">val</text:span><text:span text:style-name="T4"> e4=</text:span><text:span text:style-name="T1">new</text:span><text:span text:style-name="T4"> emp(</text:span><text:span text:style-name="T13">4</text:span><text:span text:style-name="T4">,</text:span><text:span text:style-name="T16">"Joe"</text:span><text:span text:style-name="T4">,</text:span><text:span text:style-name="T13">40</text:span><text:span text:style-name="T4">); </text:span></text:p>
      <text:p text:style-name="P7"><text:span text:style-name="T1">val</text:span><text:span text:style-name="T4"> e5=</text:span><text:span text:style-name="T1">new</text:span><text:span text:style-name="T4"> emp(</text:span><text:span text:style-name="T13">5</text:span><text:span text:style-name="T4">,</text:span><text:span text:style-name="T16">"Tom"</text:span><text:span text:style-name="T4">,</text:span><text:span text:style-name="T13">40</text:span><text:span text:style-name="T4">);</text:span></text:p>
      <text:p text:style-name="P7"><text:span text:style-name="T1">val</text:span><text:span text:style-name="T4"> e6=</text:span><text:span text:style-name="T1">new</text:span><text:span text:style-name="T4"> emp(</text:span><text:span text:style-name="T13">6</text:span><text:span text:style-name="T4">,</text:span><text:span text:style-name="T16">"Zac"</text:span><text:span text:style-name="T4">,</text:span><text:span text:style-name="T13">60</text:span><text:span text:style-name="T4">);</text:span></text:p>
      <text:p text:style-name="P15"/>
      <text:p text:style-name="P7"><text:span text:style-name="T1">val</text:span><text:span text:style-name="T4"> d1=</text:span><text:span text:style-name="T1">new</text:span><text:span text:style-name="T4"> dept(</text:span><text:span text:style-name="T13">10</text:span><text:span text:style-name="T4">,</text:span><text:span text:style-name="T16">"Finance"</text:span><text:span text:style-name="T4">); </text:span></text:p>
      <text:p text:style-name="P7"><text:span text:style-name="T1">val</text:span><text:span text:style-name="T4"> d2=</text:span><text:span text:style-name="T1">new</text:span><text:span text:style-name="T4"> dept(</text:span><text:span text:style-name="T13">20</text:span><text:span text:style-name="T4">,</text:span><text:span text:style-name="T16">"Sales"</text:span><text:span text:style-name="T4">); </text:span></text:p>
      <text:p text:style-name="P7"><text:span text:style-name="T1">val</text:span><text:span text:style-name="T4"> d3=</text:span><text:span text:style-name="T1">new</text:span><text:span text:style-name="T4"> dept(</text:span><text:span text:style-name="T13">30</text:span><text:span text:style-name="T4">,</text:span><text:span text:style-name="T16">"Hr"</text:span><text:span text:style-name="T4">); </text:span></text:p>
      <text:p text:style-name="P7"><text:span text:style-name="T1">val</text:span><text:span text:style-name="T4"> d4=</text:span><text:span text:style-name="T1">new</text:span><text:span text:style-name="T4"> dept(</text:span><text:span text:style-name="T13">40</text:span><text:span text:style-name="T4">,</text:span><text:span text:style-name="T16">"IT"</text:span><text:span text:style-name="T4">)</text:span></text:p>
      <text:p text:style-name="P9"/>
      <text:p text:style-name="P11">Transformation on One RDD</text:p>
      <text:p text:style-name="P11"/>
      <text:p text:style-name="P9">val emp <text:s text:c="4"/>= sc.parallelize(List(e1,e2,e3,e2,e4,e5,e6))</text:p>
      <text:p text:style-name="P5"><text:span text:style-name="T5">val ekv <text:s text:c="4"/>= emp.</text:span><text:span text:style-name="T7">map</text:span><text:span text:style-name="T5">(x=&gt; (x.empId, x.getSalary))</text:span></text:p>
      <text:p text:style-name="P9">------------------------------------------------</text:p>
      <text:p text:style-name="P9">(1,1000.75)</text:p>
      <text:p text:style-name="P9">(2,2000.75)</text:p>
      <text:p text:style-name="P9">(3,3000.75)</text:p>
      <text:p text:style-name="P9">(2,2000.75)</text:p>
      <text:p text:style-name="P9">(4,4000.75)</text:p>
      <text:p text:style-name="P9">(5,5000.75)</text:p>
      <text:p text:style-name="P9">(6,6000.75)</text:p>
      <text:p text:style-name="P9">------------------------------------------------</text:p>
      <text:p text:style-name="P11">Custom Partition in Reduce By</text:p>
      <text:p text:style-name="P9"/>
      <text:p text:style-name="P5"><text:span text:style-name="T5">scala&gt; ekv.</text:span><text:span text:style-name="T7">reduceByKey</text:span><text:span text:style-name="T5">((x,y) =&gt; x + y,</text:span><text:span text:style-name="T9">4</text:span><text:span text:style-name="T5">).sortByKey().collect.foreach(println)</text:span></text:p>
      <text:p text:style-name="P9">(1,1000.75)</text:p>
      <text:p text:style-name="P5"><text:span text:style-name="T5">(</text:span><text:span text:style-name="T7">2,4001.5</text:span><text:span text:style-name="T5">)</text:span></text:p>
      <text:p text:style-name="P9">(3,3000.75)</text:p>
      <text:p text:style-name="P9">(4,4000.75)</text:p>
      <text:p text:style-name="P9">(5,5000.75)</text:p>
      <text:p text:style-name="P9">(6,6000.75)</text:p>
      <text:p text:style-name="P9"/>
      <text:p text:style-name="P5"><text:span text:style-name="T5">scala&gt; ekv.</text:span><text:span text:style-name="T7">groupByKey</text:span><text:span text:style-name="T5">().sortByKey().collect.foreach(println)</text:span></text:p>
      <text:p text:style-name="P9">(1,CompactBuffer(1000.75))</text:p>
      <text:p text:style-name="P5"><text:span text:style-name="T5">(2,CompactBuffer(</text:span><text:span text:style-name="T7">2000.75, 2000.75</text:span><text:span text:style-name="T5">))</text:span></text:p>
      <text:p text:style-name="P9">(3,CompactBuffer(3000.75))</text:p>
      <text:p text:style-name="P9">(4,CompactBuffer(4000.75))</text:p>
      <text:p text:style-name="P9">(5,CompactBuffer(5000.75))</text:p>
      <text:p text:style-name="P9">(6,CompactBuffer(6000.75))</text:p>
      <text:p text:style-name="P9"/>
      <text:p text:style-name="P5"><text:span text:style-name="T5">scala&gt; ekv.</text:span><text:span text:style-name="T7">countByValue</text:span><text:span text:style-name="T5">().foreach(println)</text:span></text:p>
      <text:p text:style-name="P9">((5,5000.75),1)</text:p>
      <text:p text:style-name="P9">((4,4000.75),1)</text:p>
      <text:p text:style-name="P9">((6,6000.75),1)</text:p>
      <text:p text:style-name="P9">((1,1000.75),1)</text:p>
      <text:p text:style-name="P10">((2,2000.75),2)</text:p>
      <text:p text:style-name="P9">((3,3000.75),1)</text:p>
      <text:p text:style-name="P9"/>
      <text:p text:style-name="P5"><text:span text:style-name="T5">scala&gt; ekv.</text:span><text:span text:style-name="T7">countByKey</text:span><text:span text:style-name="T5">().foreach(println)</text:span></text:p>
      <text:p text:style-name="P9">(5,1)</text:p>
      <text:p text:style-name="P9">(1,1)</text:p>
      <text:p text:style-name="P9">(6,1)</text:p>
      <text:p text:style-name="P10">(2,2)</text:p>
      <text:p text:style-name="P9">(3,1)</text:p>
      <text:p text:style-name="P9">(4,1)</text:p>
      <text:p text:style-name="P9"/>
      <text:p text:style-name="P5"><text:span text:style-name="T5">scala&gt; ekv.</text:span><text:span text:style-name="T7">mapValues</text:span><text:span text:style-name="T5">(x=&gt; x+ </text:span><text:span text:style-name="T7">100</text:span><text:span text:style-name="T5">).sortByKey().collect.foreach(println)</text:span></text:p>
      <text:p text:style-name="P5"><text:span text:style-name="T5">(1,1</text:span><text:span text:style-name="T7">100</text:span><text:span text:style-name="T5">.75)</text:span></text:p>
      <text:p text:style-name="P9">(2,2100.75)</text:p>
      <text:p text:style-name="P9">(2,2100.75)</text:p>
      <text:p text:style-name="P9">(3,3100.75)</text:p>
      <text:p text:style-name="P9">(4,4100.75)</text:p>
      <text:p text:style-name="P9">(5,5100.75)</text:p>
      <text:p text:style-name="P9">(6,6100.75)</text:p>
      <text:p text:style-name="P9"/>
      <text:p text:style-name="P5"><text:span text:style-name="T5">scala&gt; ekv.</text:span><text:span text:style-name="T7">keys</text:span><text:span text:style-name="T5">.collect.foreach(println)</text:span></text:p>
      <text:p text:style-name="P9">1</text:p>
      <text:p text:style-name="P9">2</text:p>
      <text:p text:style-name="P9">3</text:p>
      <text:p text:style-name="P9">2</text:p>
      <text:p text:style-name="P9">4</text:p>
      <text:p text:style-name="P9">5</text:p>
      <text:p text:style-name="P9">6</text:p>
      <text:p text:style-name="P9"/>
      <text:p text:style-name="P5"><text:span text:style-name="T5">scala&gt; ekv.</text:span><text:span text:style-name="T7">values</text:span><text:span text:style-name="T5">.collect.foreach(println)</text:span></text:p>
      <text:p text:style-name="P9">1000.75</text:p>
      <text:p text:style-name="P9">2000.75</text:p>
      <text:p text:style-name="P9">3000.75</text:p>
      <text:p text:style-name="P9">2000.75</text:p>
      <text:p text:style-name="P9">4000.75</text:p>
      <text:p text:style-name="P9">5000.75</text:p>
      <text:p text:style-name="P9">6000.75</text:p>
      <text:p text:style-name="P9"/>
      <text:p text:style-name="P5"><text:span text:style-name="T5">scala&gt; ekv.</text:span><text:span text:style-name="T7">filter{ case(key,value) =&gt; value &gt; 3000 }</text:span><text:span text:style-name="T5">.collect.foreach(println)</text:span></text:p>
      <text:p text:style-name="P9">(3,3000.75)</text:p>
      <text:p text:style-name="P9">(4,4000.75)</text:p>
      <text:p text:style-name="P9">(5,5000.75)</text:p>
      <text:p text:style-name="P9">(6,6000.75)</text:p>
      <text:p text:style-name="P9"/>
      <text:p text:style-name="P5"><text:span text:style-name="T5">scala&gt; ekv.</text:span><text:span text:style-name="T7">collectAsMap</text:span><text:span text:style-name="T5">()</text:span></text:p>
      <text:p text:style-name="P5"><text:span text:style-name="T5">res191: scala.collection.Map[Int,Double] = </text:span><text:span text:style-name="T7">Map(2 -&gt; 2000.75,</text:span><text:span text:style-name="T5"> 5 -&gt; 5000.75, 4 -&gt; 4000.75, 1 -&gt; 1000.75, 3 -&gt; 3000.75, 6 -&gt; 6000.75)</text:span></text:p>
      <text:p text:style-name="P9"/>
      <text:p text:style-name="P5"><text:span text:style-name="T5">scala&gt; ekv.</text:span><text:span text:style-name="T7">lookup(2)</text:span></text:p>
      <text:p text:style-name="P5"><text:span text:style-name="T5">res194: Seq[Double] = WrappedArray(</text:span><text:span text:style-name="T7">2000.75, 2000.75</text:span><text:span text:style-name="T5">)</text:span></text:p>
      <text:p text:style-name="P9"/>
      <text:p text:style-name="P9"/>
      <text:p text:style-name="P11">Transformation on Two RDDs</text:p>
      <text:p text:style-name="P9"/>
      <text:p text:style-name="P5"><text:span text:style-name="T5">val emp <text:s text:c="4"/>= sc.parallelize(List(e1,e2,e3,e2,e4,e5,e6)).</text:span><text:span text:style-name="T7">cache</text:span><text:span text:style-name="T5">()</text:span></text:p>
      <text:p text:style-name="P5"><text:span text:style-name="T5">val dept <text:s text:c="3"/>= sc.parallelize(List(d1,d2,d3,d4)).</text:span><text:span text:style-name="T7">cache</text:span><text:span text:style-name="T5">()</text:span></text:p>
      <text:p text:style-name="P9"/>
      <text:p text:style-name="P9">val ekv <text:s text:c="4"/>= <text:s/>emp.map(x=&gt; (x.deptId,x.empId + " "+ x.empNm))</text:p>
      <text:p text:style-name="P9">val dkv <text:s text:c="4"/>= dept.map(x=&gt; (x.deptId,x.deptNm))</text:p>
      <text:p text:style-name="P9">-----------------------------------------</text:p>
      <text:p text:style-name="P9">scala&gt; ekv.collect.foreach(println)</text:p>
      <text:p text:style-name="P9">(10,1 John)</text:p>
      <text:p text:style-name="P5"><text:span text:style-name="T5">(</text:span><text:span text:style-name="T8">20,2</text:span><text:span text:style-name="T5"> Sal)</text:span></text:p>
      <text:p text:style-name="P9">(20,3 Sally)</text:p>
      <text:p text:style-name="P5"><text:span text:style-name="T5">(</text:span><text:span text:style-name="T8">20,2</text:span><text:span text:style-name="T5"> Sal)</text:span></text:p>
      <text:p text:style-name="P9">(40,4 Joe)</text:p>
      <text:p text:style-name="P9">(40,5 Tom)</text:p>
      <text:p text:style-name="P9">(60,6 Zac)</text:p>
      <text:p text:style-name="P9"/>
      <text:p text:style-name="P9">scala&gt; dkv.collect.foreach(println)</text:p>
      <text:p text:style-name="P9">(10,Finance)</text:p>
      <text:p text:style-name="P9">(20,Sales)</text:p>
      <text:p text:style-name="P9">(30,Hr)</text:p>
      <text:p text:style-name="P9">(40,IT)</text:p>
      <text:p text:style-name="P9">-----------------------------------------</text:p>
      <text:p text:style-name="P9"/>
      <text:p text:style-name="P5"><text:span text:style-name="T5">scala&gt; emp.map(x=&gt; (x.deptId,x.empId + " "+ x.empNm)).</text:span><text:span text:style-name="T7">join</text:span><text:span text:style-name="T5">(dept.map(x=&gt; (x.deptId,x.deptNm) )).sortByKey().collect.foreach(println)</text:span></text:p>
      <text:p text:style-name="P9">(10,(1 John,Finance))</text:p>
      <text:p text:style-name="P9">(20,(2 Sal,Sales))</text:p>
      <text:p text:style-name="P9">(20,(3 Sally,Sales))</text:p>
      <text:p text:style-name="P9">(20,(2 Sal,Sales))</text:p>
      <text:p text:style-name="P9">(40,(4 Joe,IT))</text:p>
      <text:p text:style-name="P9">(40,(5 Tom,IT))</text:p>
      <text:p text:style-name="P9"/>
      <text:p text:style-name="P5"><text:span text:style-name="T5">scala&gt; emp.map(x=&gt; (x.deptId,x.empId + " "+ x.empNm)).</text:span><text:span text:style-name="T7">leftOuterJoin</text:span><text:span text:style-name="T5">(dept.map(x=&gt; (x.deptId,x.deptNm) )).sortByKey().collect.foreach(println)</text:span></text:p>
      <text:p text:style-name="P9">(10,(1 John,Some(Finance)))</text:p>
      <text:p text:style-name="P9">(20,(2 Sal,Some(Sales)))</text:p>
      <text:p text:style-name="P9">(20,(3 Sally,Some(Sales)))</text:p>
      <text:p text:style-name="P9">(20,(2 Sal,Some(Sales)))</text:p>
      <text:p text:style-name="P9">(40,(4 Joe,Some(IT)))</text:p>
      <text:p text:style-name="P9">(40,(5 Tom,Some(IT)))</text:p>
      <text:p text:style-name="P9">(60,(6 Zac,None))</text:p>
      <text:p text:style-name="P9"/>
      <text:p text:style-name="P5"><text:span text:style-name="T5">scala&gt; emp.map(x=&gt; (x.deptId,x.empId + " "+ x.empNm)).</text:span><text:span text:style-name="T7">rightOuterJoin</text:span><text:span text:style-name="T5">(dept.map(x=&gt; (x.deptId,x.deptNm) )).sortByKey().collect.foreach(println)</text:span></text:p>
      <text:p text:style-name="P9">(10,(Some(1 John),Finance))</text:p>
      <text:p text:style-name="P9">(20,(Some(2 Sal),Sales))</text:p>
      <text:p text:style-name="P9">(20,(Some(3 Sally),Sales))</text:p>
      <text:p text:style-name="P9">(20,(Some(2 Sal),Sales))</text:p>
      <text:p text:style-name="P9">(30,(None,Hr))</text:p>
      <text:p text:style-name="P9">(40,(Some(4 Joe),IT))</text:p>
      <text:p text:style-name="P9">(40,(Some(5 Tom),IT))</text:p>
      <text:p text:style-name="P9"/>
      <text:p text:style-name="P5"><text:span text:style-name="T5">scala&gt; emp.map(x=&gt; (x.deptId,x.empId + " "+ x.empNm)).</text:span><text:span text:style-name="T7">cogroup</text:span><text:span text:style-name="T5">(dept.map(x=&gt; (x.deptId,x.deptNm) )).sortByKey().collect.foreach(println)</text:span></text:p>
      <text:p text:style-name="P9">(10,(CompactBuffer(1 John),CompactBuffer(Finance)))</text:p>
      <text:p text:style-name="P5"><text:span text:style-name="T5">(20,(CompactBuffer(</text:span><text:span text:style-name="T7">2 Sal, 3 Sally, 2 Sal</text:span><text:span text:style-name="T5">),CompactBuffer(</text:span><text:span text:style-name="T7">Sales</text:span><text:span text:style-name="T5">)))</text:span></text:p>
      <text:p text:style-name="P9">(30,(CompactBuffer(),CompactBuffer(Hr)))</text:p>
      <text:p text:style-name="P9">(40,(CompactBuffer(4 Joe, 5 Tom),CompactBuffer(IT)))</text:p>
      <text:p text:style-name="P9">(60,(CompactBuffer(6 Zac),CompactBuffer()))</text:p>
      <text:p text:style-name="P9"/>
      <text:p text:style-name="P5"><text:span text:style-name="T5">scala&gt;emp.map(x=&gt; (x.deptId,x.empId + " "+ x.empNm)).</text:span><text:span text:style-name="T7">subtractByKey</text:span><text:span text:style-name="T5">(dept.map(x=&gt; (x.deptId,x.deptNm) )).sortByKey().collect.foreach(println)</text:span></text:p>
      <text:p text:style-name="P9">(60,6 Zac)</text:p>
      <text:p text:style-name="P9"/>
      <text:p text:style-name="P9"/>
      <text:p text:style-name="P9">scala&gt; val joined = emp.map(x=&gt; (x.deptId,x.empId + " "+ x.empNm)).join(dept.map(x=&gt; (x.deptId,x.deptNm) ))</text:p>
      <text:p text:style-name="P5"><text:span text:style-name="T5">scala&gt; val fltr = joined.</text:span><text:span text:style-name="T7">filter{case(deptid,(empid,deptnm)) =&gt; deptnm.contains("IT")}</text:span></text:p>
      <text:p text:style-name="P9">scala&gt; fltr.collect.foreach(println)</text:p>
      <text:p text:style-name="P9">(40,(4 Joe,IT))</text:p>
      <text:p text:style-name="P9">(40,(5 Tom,IT))</text:p>
      <text:p text:style-name="P9"/>
      <text:p text:style-name="P2"><text:span text:style-name="T20">Word</text:span> Count By another way</text:p>
      <text:p text:style-name="P5"><text:span text:style-name="T3">val</text:span><text:span text:style-name="T5"> f = sc.textFile(</text:span><text:span text:style-name="T17">"/user/poc/txt/word.txt"</text:span><text:span text:style-name="T5">).</text:span><text:span text:style-name="T7">flatMap</text:span><text:span text:style-name="T5">(x=&gt; x.split(</text:span><text:span text:style-name="T17">" "</text:span><text:span text:style-name="T5">)).</text:span><text:span text:style-name="T7">countByValue</text:span><text:span text:style-name="T5">().foreach(println)</text:span></text:p>
      <text:p text:style-name="P9"/>
      <text:p text:style-name="P11">Reading WholeText File and Calculating No of Char in each File</text:p>
      <text:p text:style-name="P5"><text:span text:style-name="T5">val input = sc.</text:span><text:span text:style-name="T7">wholeTextFiles</text:span><text:span text:style-name="T5">("/user/poc/txt/*.txt")</text:span></text:p>
      <text:p text:style-name="P5"><text:span text:style-name="T5">val input = sc.</text:span><text:span text:style-name="T7">wholeTextFiles</text:span><text:span text:style-name="T5">("/user/hive/warehouse/")</text:span></text:p>
      <text:p text:style-name="P9">input.mapValues( x=&gt; x.split(" ").map(y=&gt;y.length).reduce((x,y)=&gt; x+y) ).collect.foreach(println)</text:p>
      <text:p text:style-name="P9"/>
      <text:p text:style-name="P9">(hdfs://quickstart.cloudera:8020/user/poc/txt/country.txt,78) <text:s text:c="18"/></text:p>
      <text:p text:style-name="P9">(hdfs://quickstart.cloudera:8020/user/poc/txt/f1.txt,25330107)</text:p>
      <text:p text:style-name="P9">(hdfs://quickstart.cloudera:8020/user/poc/txt/f2.txt,25330107)</text:p>
      <text:p text:style-name="P9">(hdfs://quickstart.cloudera:8020/user/poc/txt/f3.txt,25330107)</text:p>
      <text:p text:style-name="P9">(hdfs://quickstart.cloudera:8020/user/poc/txt/f4.txt,25330107)</text:p>
      <text:p text:style-name="P9">(hdfs://quickstart.cloudera:8020/user/poc/txt/f5.txt,25330107)</text:p>
      <text:p text:style-name="P9">(hdfs://quickstart.cloudera:8020/user/poc/txt/f7.txt,50660214)</text:p>
      <text:p text:style-name="P9">(hdfs://quickstart.cloudera:8020/user/poc/txt/f8.txt,75990321)</text:p>
      <text:p text:style-name="P9">(hdfs://quickstart.cloudera:8020/user/poc/txt/filelist.txt,25330107)</text:p>
      <text:p text:style-name="P9">(hdfs://quickstart.cloudera:8020/user/poc/txt/sales.txt,80)</text:p>
      <text:p text:style-name="P9">(hdfs://quickstart.cloudera:8020/user/poc/txt/small.txt,32)</text:p>
      <text:p text:style-name="P9">(hdfs://quickstart.cloudera:8020/user/poc/txt/word.txt,116)</text:p>
      <text:p text:style-name="P9"/>
      <text:p text:style-name="P5"/>
      <text:p text:style-name="P13"><text:span text:style-name="T11">Spark SQL</text:span><text:span text:style-name="T5"> is an extension of RDD called DataFrame(Schema RDD). Dataframe contains an RDD of Row Objects each represeting record.</text:span></text:p>
      <text:p text:style-name="P5">Two Entry Points</text:p>
      <text:p text:style-name="P5">SQLContext <text:s text:c="2"/>==&gt;Basic SQL without Hive Dependency</text:p>
      <text:p text:style-name="P5">HiveContext <text:s/>==&gt;To connect Spark SQL to existing Hive installation you must copy your hive-site.xml to Spark Conf Dir ($SPARK_HOME/conf)</text:p>
      <text:h text:style-name="P16" text:outline-level="2">Sample JSON data files</text:h>
      <text:p text:style-name="P5">emp.json (Columns<text:span text:style-name="T39">/Array/Map/Struct </text:span>)</text:p>
      <text:p text:style-name="P5">{"id":1,"name":"Joe","salary":10000,"mgr":["Smith","Todd"],"tax":{"State":0.5,"Federal":0.2,"Insurance":0.1},"address":{"street":"1 Michigan Ave","city":"Chicago","state":"IL","zip":60600}}</text:p>
      <text:p text:style-name="P5">{"id":2,"name":"Jay","salary":10000,"mgr":["Smith","Todd"],"tax":{"State":0.5,"Federal":0.2,"Insurance":0.1},"address":{"city":"Chicago","state":"IL","zip":60600}}</text:p>
      <text:p text:style-name="P5">{"id":3,"name":"John","salary":10000, <text:s text:c="21"/>"tax":{"State":0.5,"Federal":0.2}, <text:s text:c="15"/>"address":{"street":"Park Ave","city":"New York","state":"NY","zip":10020}}</text:p>
      <text:p text:style-name="P5">{"id":4,"name":"Zac","salary":10000,"mgr":["Smith","John"],"tax":{"State":0.5,"Federal":0.2,"Insurance":0.1},"address":{"street":"1 Michigan Ave","city":"Chicago","state":"IL","zip":60600}}</text:p>
      <text:p text:style-name="P5">{"id":5,"name":"Sam","salary":10000,"mgr":["Smith","John"],"tax":{"Federal":0.2,"Insurance":0.1}, <text:s text:c="11"/>"address":{"street":"1 Mic Ave","city":"New York","state":"NY","zip":10010}}</text:p>
      <text:p text:style-name="P5">{"id":6,"name":"Ray", <text:s text:c="14"/>"mgr":["John"], <text:s text:c="7"/>"tax":{"State":0.5,"Insurance":0.1}, <text:s text:c="13"/>"address":{"street":"100 Newark Ave","city":"Jersey City","state":"NJ","zip":7302}}</text:p>
      <text:p text:style-name="P5">{"id":7,"name":"Duc","salary":10000, <text:s text:c="72"/>"address":{"street":"Some Street in USA"}}</text:p>
      <text:p text:style-name="P5"/>
      <text:p text:style-name="P5">students.json (Columns/Array/Struct )</text:p>
      <text:p text:style-name="P5">{"id":1, "name":"Sam", <text:s text:c="3"/>"cities":["Palo Alto", "Menlo Park"], "schools":[{"sname":"Stanford", "year":2010}, {"sname":"Berkeley", "year":2012}]}</text:p>
      <text:p text:style-name="P5">{"id":2, "name":"Zac", <text:s text:c="3"/>"cities":["Santa Cruz"], <text:s text:c="13"/>"schools":[{"sname":"UCSB", <text:s text:c="4"/>"year":2011}]}</text:p>
      <text:p text:style-name="P5">{"id":3, "name":"Mac", <text:s text:c="3"/>"cities":["Portland"], <text:s text:c="15"/>"schools":[{"sname":"Berkeley", "year":2014}]}</text:p>
      <text:p text:style-name="P5">{"id":4, "name":"Joe", <text:s text:c="3"/>"cities":["Seattle","San Jose"]}</text:p>
      <text:p text:style-name="P5">{"id":5, "name":"John","DoB":"01-Jan-2000"}</text:p>
      <text:p text:style-name="P5"/>
      <text:h text:style-name="P16" text:outline-level="2"><text:bookmark text:name="creating-dataframes"/>Creating DataFrames</text:h>
      <text:p text:style-name="P5">import org.apache.spark.sql.SQLContext</text:p>
      <text:p text:style-name="P5"/>
      <text:p text:style-name="P5">val sqlCtx = <text:span text:style-name="T39">new SQLContext(sc)</text:span></text:p>
      <text:p text:style-name="P5"/>
      <text:p text:style-name="P5">scala&gt; val edf= sqlCtx.<text:span text:style-name="T15">read.format("json")</text:span>.load("/user/poc/txt/emp.json")</text:p>
      <text:p text:style-name="P5">edf: org.apache.spark.sql.<text:span text:style-name="T15">DataFrame</text:span> = [address: struct&lt;city:string,state:string,street:string,zip:bigint&gt;, id: bigint, mgr: array&lt;string&gt;, name: string, salary: bigint, tax: struct&lt;Federal:double,Insurance:double,State:double&gt;]</text:p>
      <text:p text:style-name="P5"/>
      <text:p text:style-name="P5">scala&gt; val sdf= sqlCtx.<text:span text:style-name="T15">read.format("json")</text:span>.load("/user/poc/txt/students.json")</text:p>
      <text:p text:style-name="P5">sdf: org.apache.spark.sql.<text:span text:style-name="T15">DataFrame</text:span> = [DoB: string, cities: array&lt;string&gt;, id: bigint, name: string, schools: array&lt;struct&lt;sname:string,year:bigint&gt;&gt;]</text:p>
      <text:h text:style-name="P16" text:outline-level="2"><text:bookmark text:name="dataframe-operations"/>DataFrame Operations</text:h>
      <text:p text:style-name="Text_20_body"><text:span text:style-name="T37">scala&gt; edf</text:span><text:span text:style-name="T38">.show()</text:span></text:p>
      <text:p text:style-name="P28">+--------------------+---+-------------+----+------+--------------+</text:p>
      <text:p text:style-name="P28">| <text:s text:c="12"/>address| id| <text:s text:c="9"/>mgr|name|salary| <text:s text:c="10"/>tax|</text:p>
      <text:p text:style-name="P28">+--------------------+---+-------------+----+------+--------------+</text:p>
      <text:p text:style-name="P28">|[Chicago,IL,1 Mic...| <text:s/>1|[Smith, Todd]| Joe| 10000| [0.2,0.1,0.5]|</text:p>
      <text:p text:style-name="P28">|[Chicago,IL,null,...| <text:s/>2|[Smith, Todd]| Jay| 10000| [0.2,0.1,0.5]|</text:p>
      <text:p text:style-name="P28">|[New York,NY,Park...| <text:s/>3| <text:s text:c="8"/>null|John| 10000|[0.2,null,0.5]|</text:p>
      <text:p text:style-name="P28">|[Chicago,IL,1 Mic...| <text:s/>4|[Smith, John]| Zac| 10000| [0.2,0.1,0.5]|</text:p>
      <text:p text:style-name="P28">|[New York,NY,1 Mi...| <text:s/>5|[Smith, John]| Sam| 10000|[0.2,0.1,null]|</text:p>
      <text:p text:style-name="P28">|[Jersey City,NJ,1...| <text:s/>6| <text:s text:c="6"/>[John]| Ray| <text:s/>null|[null,0.1,0.5]|</text:p>
      <text:p text:style-name="P28">|[null,null,Some S...| <text:s/>7| <text:s text:c="8"/>null| Duc| 10000| <text:s text:c="9"/>null|</text:p>
      <text:p text:style-name="Text_20_body"><text:span text:style-name="T37">+--------------------+---+-------------+----+------+--------------+</text:span><text:line-break/></text:p>
      <text:p text:style-name="P5">scala&gt; edf.<text:span text:style-name="T15">printSchema</text:span>()</text:p>
      <text:p text:style-name="P5">root</text:p>
      <text:p text:style-name="P5"><text:s/>|-- address: struct (nullable = true)</text:p>
      <text:p text:style-name="P5"><text:s/>| <text:s text:c="3"/>|-- city: string (nullable = true)</text:p>
      <text:p text:style-name="P5"><text:s/>| <text:s text:c="3"/>|-- state: string (nullable = true)</text:p>
      <text:p text:style-name="P5"><text:s/>| <text:s text:c="3"/>|-- street: string (nullable = true)</text:p>
      <text:p text:style-name="P5"><text:s/>| <text:s text:c="3"/>|-- zip: long (nullable = true)</text:p>
      <text:p text:style-name="P5"><text:s/>|-- id: long (nullable = true)</text:p>
      <text:p text:style-name="P5"><text:s/>|-- mgr: array (nullable = true)</text:p>
      <text:p text:style-name="P5"><text:s/>| <text:s text:c="3"/>|-- element: string (containsNull = true)</text:p>
      <text:p text:style-name="P5"><text:s/>|-- name: string (nullable = true)</text:p>
      <text:p text:style-name="P5"><text:s/>|-- salary: long (nullable = true)</text:p>
      <text:p text:style-name="P5"><text:s/>|-- tax: struct (nullable = true)</text:p>
      <text:p text:style-name="P5"><text:s/>| <text:s text:c="3"/>|-- Federal: double (nullable = true)</text:p>
      <text:p text:style-name="P5"><text:s/>| <text:s text:c="3"/>|-- Insurance: double (nullable = true)</text:p>
      <text:p text:style-name="P5"><text:s/>| <text:s text:c="3"/>|-- State: double (nullable = true)</text:p>
      <text:p text:style-name="P5"/>
      <text:p text:style-name="P5">scala&gt; edf.<text:span text:style-name="T15">select("name")</text:span>.show</text:p>
      <text:p text:style-name="P5">+----+</text:p>
      <text:p text:style-name="P5">|name|</text:p>
      <text:p text:style-name="P5">+----+</text:p>
      <text:p text:style-name="P5">| Joe|</text:p>
      <text:p text:style-name="P5">| Jay|</text:p>
      <text:p text:style-name="P5">|John|</text:p>
      <text:p text:style-name="P5">| Zac|</text:p>
      <text:p text:style-name="P5">| Sam|</text:p>
      <text:p text:style-name="P5">| Ray|</text:p>
      <text:p text:style-name="P5">| Duc|</text:p>
      <text:p text:style-name="P5"/>
      <text:p text:style-name="P5">scala&gt; edf.select(<text:span text:style-name="T15">edf</text:span>("id"), <text:span text:style-name="T15">edf</text:span>("name"), edf("salary"), edf("tax"), edf("mgr") ).show</text:p>
      <text:p text:style-name="P5">+---+----+------+--------------+-------------+</text:p>
      <text:p text:style-name="P5">| id|name|salary| <text:s text:c="10"/>tax| <text:s text:c="9"/>mgr|</text:p>
      <text:p text:style-name="P5">+---+----+------+--------------+-------------+</text:p>
      <text:p text:style-name="P5">| <text:s/>1| Joe| 10000| [0.2,0.1,0.5]|[Smith, Todd]|</text:p>
      <text:p text:style-name="P5">| <text:s/>2| Jay| 10000| [0.2,0.1,0.5]|[Smith, Todd]|</text:p>
      <text:p text:style-name="P5">| <text:s/>3|John| 10000|[0.2,null,0.5]| <text:s text:c="8"/>null|</text:p>
      <text:p text:style-name="P5">| <text:s/>4| Zac| 10000| [0.2,0.1,0.5]|[Smith, John]|</text:p>
      <text:p text:style-name="P5">| <text:s/>5| Sam| 10000|[0.2,0.1,null]|[Smith, John]|</text:p>
      <text:p text:style-name="P5">| <text:s/>6| Ray| <text:s/>null|[null,0.1,0.5]| <text:s text:c="6"/>[John]|</text:p>
      <text:p text:style-name="P5">| <text:s/>7| Duc| 10000| <text:s text:c="9"/>null| <text:s text:c="8"/>null|</text:p>
      <text:p text:style-name="P5">+---+----+------+--------------+-------------+</text:p>
      <text:p text:style-name="P5"/>
      <text:p text:style-name="P5">scala&gt; edf.<text:span text:style-name="T15">filter(edf("id")</text:span> &gt; 4).show</text:p>
      <text:p text:style-name="P5">+--------------------+---+-------------+----+------+--------------+</text:p>
      <text:p text:style-name="P5">| <text:s text:c="12"/>address| id| <text:s text:c="9"/>mgr|name|salary| <text:s text:c="10"/>tax|</text:p>
      <text:p text:style-name="P5">+--------------------+---+-------------+----+------+--------------+</text:p>
      <text:p text:style-name="P5">|[New York,NY,1 Mi...| <text:s/>5|[Smith, John]| Sam| 10000|[0.2,0.1,null]|</text:p>
      <text:p text:style-name="P5">|[Jersey City,NJ,1...| <text:s/>6| <text:s text:c="6"/>[John]| Ray| <text:s/>null|[null,0.1,0.5]|</text:p>
      <text:p text:style-name="P5">|[null,null,Some S...| <text:s/>7| <text:s text:c="8"/>null| Duc| 10000| <text:s text:c="9"/>null|</text:p>
      <text:p text:style-name="P5">+--------------------+---+-------------+----+------+--------------+</text:p>
      <text:p text:style-name="P5"/>
      <text:p text:style-name="P5">scala&gt; edf.<text:span text:style-name="T15">groupBy("mgr")</text:span>.count().show</text:p>
      <text:p text:style-name="P5">+-------------+-----+ <text:s text:c="58"/></text:p>
      <text:p text:style-name="P5">| <text:s text:c="9"/>mgr|count|</text:p>
      <text:p text:style-name="P5">+-------------+-----+</text:p>
      <text:p text:style-name="P5">|[Smith, John]| <text:s text:c="3"/>2|</text:p>
      <text:p text:style-name="P5">|[Smith, Todd]| <text:s text:c="3"/>2|</text:p>
      <text:p text:style-name="P5">| <text:s text:c="8"/>null| <text:s text:c="3"/>2|</text:p>
      <text:p text:style-name="P5">| <text:s text:c="6"/>[John]| <text:s text:c="3"/>1|</text:p>
      <text:p text:style-name="P5">+-------------+-----+</text:p>
      <text:p text:style-name="P5"/>
      <text:p text:style-name="P5">scala&gt; val list = edf.select(edf("id"), edf("name"), edf("<text:span text:style-name="T15">mgr</text:span>"))</text:p>
      <text:p text:style-name="P5">list: org.apache.spark.sql.<text:span text:style-name="T15">DataFrame</text:span> = [id: bigint, name: string, mgr: <text:span text:style-name="T15">array&lt;string&gt;</text:span>]</text:p>
      <text:p text:style-name="P5"/>
      <text:p text:style-name="P5">scala&gt; list.collect.foreach(println)</text:p>
      <text:p text:style-name="P5">[1,Joe,<text:span text:style-name="T15">WrappedArray</text:span>(Smith, Todd)]</text:p>
      <text:p text:style-name="P5">[2,Jay,WrappedArray(Smith, Todd)]</text:p>
      <text:p text:style-name="P5">[3,John,null]</text:p>
      <text:p text:style-name="P5">[4,Zac,WrappedArray(Smith, John)]</text:p>
      <text:p text:style-name="P5">[5,Sam,WrappedArray(Smith, John)]</text:p>
      <text:p text:style-name="P5">[6,Ray,WrappedArray(John)]</text:p>
      <text:p text:style-name="P5">[7,Duc,null]</text:p>
      <text:p text:style-name="P5"/>
      <text:h text:style-name="P16" text:outline-level="2">Register DataFrames as temporary Tables</text:h>
      <text:p text:style-name="P5">import org.apache.spark.sql.SQLContext</text:p>
      <text:p text:style-name="P5"/>
      <text:p text:style-name="P5">val sqlCtx = new SQLContext(sc)</text:p>
      <text:p text:style-name="P5"/>
      <text:p text:style-name="P5">scala&gt; val edf= <text:span text:style-name="T18">sqlCtx.</text:span><text:span text:style-name="T19">read.format("json")</text:span>.load("/user/poc/txt/emp.json")</text:p>
      <text:p text:style-name="P5">edf: org.apache.spark.sql.<text:span text:style-name="T15">DataFrame</text:span> = [address: struct&lt;city:string,state:string,street:string,zip:bigint&gt;, id: bigint, mgr: array&lt;string&gt;, name: string, salary: bigint, tax: struct&lt;Federal:double,Insurance:double,State:double&gt;]</text:p>
      <text:p text:style-name="P5"/>
      <text:p text:style-name="P5">scala&gt; val sdf= <text:span text:style-name="T18">sqlCtx.</text:span><text:span text:style-name="T19">read.format("json")</text:span>.load("/user/poc/txt/students.json")</text:p>
      <text:p text:style-name="P6"><text:span text:style-name="T21">sdf: org.apache.spark.sql.</text:span><text:span text:style-name="T24">DataFrame</text:span><text:span text:style-name="T21"> = [DoB: string, cities: array&lt;string&gt;, id: bigint, name: string, schools: array&lt;struct&lt;sname:string,year:bigint&gt;&gt;]</text:span></text:p>
      <text:p text:style-name="P14"/>
      <text:p text:style-name="P6"><text:span text:style-name="T21">scala&gt; edf.</text:span><text:span text:style-name="T23">registerTempTable</text:span><text:span text:style-name="T21">("emp")</text:span></text:p>
      <text:p text:style-name="P6"><text:span text:style-name="T21">scala&gt; edf.</text:span><text:span text:style-name="T23">registerTempTable</text:span><text:span text:style-name="T21">("students")</text:span></text:p>
      <text:p text:style-name="P5"/>
      <text:p text:style-name="P5">scala&gt; <text:span text:style-name="T18">val eresult= </text:span><text:span text:style-name="T19">sqlCtx.sql</text:span><text:span text:style-name="T18">("Select * from emp")</text:span></text:p>
      <text:p text:style-name="P5">eresult: org.apache.spark.sql.<text:span text:style-name="T15">DataFrame</text:span> = [address: struct&lt;city:string,state:string,street:string,zip:bigint&gt;, id: bigint, mgr: array&lt;string&gt;, name: string, salary: bigint, tax: struct&lt;Federal:double,Insurance:double,State:double&gt;]</text:p>
      <text:p text:style-name="P5"/>
      <text:p text:style-name="P5">scala&gt; <text:span text:style-name="T15">eresult.collect</text:span></text:p>
      <text:p text:style-name="P5">res98: Array[org.apache.spark.<text:span text:style-name="T19">sql.Row</text:span>] = Array([[Chicago,IL,1 Michigan Ave,60600],1,WrappedArray(Smith, Todd),Joe,10000,[0.2,0.1,0.5]], [[Chicago,IL,null,60600],2,WrappedArray(Smith, Todd),Jay,10000,[0.2,0.1,0.5]], [[New York,NY,Park Ave,10020],3,null,John,10000,[0.2,null,0.5]], [[Chicago,IL,1 Michigan Ave,60600],4,WrappedArray(Smith, John),Zac,10000,[0.2,0.1,0.5]], [[New York,NY,1 Mic Ave,10010],5,WrappedArray(Smith, John),Sam,10000,[0.2,0.1,null]], [[Jersey City,NJ,100 Newark Ave,7302],6,WrappedArray(John),Ray,null,[null,0.1,0.5]], [[null,null,Some Street in USA,null],7,null,Duc,10000,null])</text:p>
      <text:p text:style-name="P5"/>
      <text:p text:style-name="P5">scala&gt; eresult.<text:span text:style-name="T15">collect.foreach(println)</text:span></text:p>
      <text:p text:style-name="P5">[[Chicago,IL,1 Michigan Ave,60600],1,WrappedArray(Smith, Todd),Joe,10000,[0.2,0.1,0.5]]</text:p>
      <text:p text:style-name="P5">[[Chicago,IL,null,60600],2,WrappedArray(Smith, Todd),Jay,10000,[0.2,0.1,0.5]]</text:p>
      <text:p text:style-name="P5">[[New York,NY,Park Ave,10020],3,null,John,10000,[0.2,null,0.5]]</text:p>
      <text:p text:style-name="P5">[[Chicago,IL,1 Michigan Ave,60600],4,WrappedArray(Smith, John),Zac,10000,[0.2,0.1,0.5]]</text:p>
      <text:p text:style-name="P5">[[New York,NY,1 Mic Ave,10010],5,WrappedArray(Smith, John),Sam,10000,[0.2,0.1,null]]</text:p>
      <text:p text:style-name="P5">[[Jersey City,NJ,100 Newark Ave,7302],6,WrappedArray(John),Ray,null,[null,0.1,0.5]]</text:p>
      <text:p text:style-name="P5">[[null,null,Some Street in USA,null],7,null,Duc,10000,null]</text:p>
      <text:p text:style-name="P5"/>
      <text:p text:style-name="P5">scala&gt; <text:span text:style-name="T18">val eresult = sqlCtx.sql("Select id,name,address FROM emp WHERE </text:span><text:span text:style-name="T19">tax IS NULL</text:span><text:span text:style-name="T18">")</text:span></text:p>
      <text:p text:style-name="P5">eresult: org.apache.spark.sql.<text:span text:style-name="T15">DataFrame</text:span> = [id: bigint, name: string, address: struct&lt;city:string,state:string,street:string,zip:bigint&gt;]</text:p>
      <text:p text:style-name="P5"/>
      <text:p text:style-name="P5">scala&gt; eresult.collect</text:p>
      <text:p text:style-name="P5">res109: Array[org.apache.spark.sql.<text:span text:style-name="T15">Row</text:span>] = Array([7,Duc,[null,null,Some Street in USA,null]])</text:p>
      <text:p text:style-name="P8"/>
      <text:p text:style-name="P5">scala&gt; eresult.collect.foreach(println)</text:p>
      <text:p text:style-name="P5">[7,Duc,[null,null,Some Street in USA,null]]</text:p>
      <text:p text:style-name="P5"/>
      <text:h text:style-name="P16" text:outline-level="2">Converting between DataFrames and RDDs</text:h>
      <text:p text:style-name="P5">import org.apache.spark.sql.hive.HiveContext</text:p>
      <text:p text:style-name="P5"/>
      <text:p text:style-name="P14">val hiveCtx = new HiveContext(sc)</text:p>
      <text:p text:style-name="P6"><text:span text:style-name="T21">val edf= hiveCtx.</text:span><text:span text:style-name="T24">read.format("json")</text:span><text:span text:style-name="T21">.load("/user/poc/txt/emp.json")</text:span></text:p>
      <text:p text:style-name="P6"><text:span text:style-name="T21">edf.</text:span><text:span text:style-name="T24">registerTempTable</text:span><text:span text:style-name="T21">("emp")</text:span></text:p>
      <text:p text:style-name="P6"><text:span text:style-name="T21">val eresult= hive</text:span><text:span text:style-name="T24">Ctx.sql</text:span><text:span text:style-name="T21">("Select id,name from emp")</text:span></text:p>
      <text:p text:style-name="P14">scala&gt; val ename = eresult.<text:span text:style-name="T39">rdd.map</text:span>(row=&gt; ("Hi," + row.getString(1) ))</text:p>
      <text:p text:style-name="P12"><text:span text:style-name="T25">ename: org.apache.spark.rdd.RDD[String] = MapPartitionsRDD[555]</text:span><text:span text:style-name="T22"> </text:span><text:span text:style-name="T25">at map at &lt;console&gt;:35</text:span></text:p>
      <text:p text:style-name="P14">scala&gt; ename.foreach(println)</text:p>
      <text:p text:style-name="P14">Hi,Joe</text:p>
      <text:p text:style-name="P14">Hi,Jay</text:p>
      <text:p text:style-name="P14">Hi,John</text:p>
      <text:p text:style-name="P14">Hi,Zac</text:p>
      <text:p text:style-name="P14">Hi,Sam</text:p>
      <text:p text:style-name="P14">Hi,Ray</text:p>
      <text:p text:style-name="P14">Hi,Duc</text:p>
      <text:p text:style-name="P19"/>
      <text:p text:style-name="Preformatted_20_Text"><text:span text:style-name="Source_20_Text"><text:span text:style-name="T26"/></text:span></text:p>
      <text:p text:style-name="Preformatted_20_Text"><text:span text:style-name="Source_20_Text"><text:span text:style-name="T27">You can query for the values of Spark properti</text:span></text:span><text:span text:style-name="Source_20_Text"><text:span text:style-name="T28">es in Spark shell as follows:</text:span></text:span></text:p>
      <text:p text:style-name="Preformatted_20_Text"><text:span text:style-name="Source_20_Text"><text:span text:style-name="T28">scala&gt; sc.getConf.getOption("spark.local.dir")</text:span></text:span></text:p>
      <text:p text:style-name="Preformatted_20_Text"><text:span text:style-name="Source_20_Text"><text:span text:style-name="T28">res0: Option[String] = None</text:span></text:span></text:p>
      <text:p text:style-name="Preformatted_20_Text"><text:span text:style-name="Source_20_Text"><text:span text:style-name="T28"/></text:span></text:p>
      <text:p text:style-name="Preformatted_20_Text"><text:span text:style-name="Source_20_Text"><text:span text:style-name="T28">scala&gt; sc.getConf.getOption("spark.app.name")</text:span></text:span></text:p>
      <text:p text:style-name="Preformatted_20_Text"><text:span text:style-name="Source_20_Text"><text:span text:style-name="T28">res1: Option[String] = Some(Spark shell)</text:span></text:span></text:p>
      <text:p text:style-name="Preformatted_20_Text"><text:span text:style-name="Source_20_Text"><text:span text:style-name="T28"/></text:span></text:p>
      <text:p text:style-name="Preformatted_20_Text"><text:span text:style-name="Source_20_Text"><text:span text:style-name="T28">scala&gt; sc.getConf.get("spark.master")</text:span></text:span></text:p>
      <text:p text:style-name="Preformatted_20_Text"><text:span text:style-name="Source_20_Text"><text:span text:style-name="T28">res2: String = yarn-client</text:span></text:span></text:p>
      <text:p text:style-name="Preformatted_20_Text"><text:span text:style-name="Source_20_Text"><text:span text:style-name="T28">scala&gt; sc.sparkUser</text:span></text:span></text:p>
      <text:p text:style-name="Preformatted_20_Text"><text:span text:style-name="Source_20_Text"><text:span text:style-name="T28">res11: String = poc</text:span></text:span></text:p>
      <text:p text:style-name="Preformatted_20_Text"><text:span text:style-name="Source_20_Text"><text:span text:style-name="T28">sc.getConf.get("spark.executor.id")</text:span></text:span></text:p>
      <text:p text:style-name="Preformatted_20_Text"><text:span text:style-name="Source_20_Text"><text:span text:style-name="T28">sc.getConf.get("spark.app.id")</text:span></text:span></text:p>
      <text:p text:style-name="Preformatted_20_Text"><text:span text:style-name="Source_20_Text"><text:span text:style-name="T28"/></text:span></text:p>
      <text:p text:style-name="Preformatted_20_Text"><text:span text:style-name="Source_20_Text"/></text:p>
      <text:h text:style-name="P18" text:outline-level="3"><text:bookmark text:name="_setting_up_properties"/>Setting up Properties</text:h>
      <text:p text:style-name="Text_20_body">There are the following ways to set up properties for Spark and user programs (in the order of importance from the least important to the most important):</text:p>
      <text:list xml:id="list1507003355896364995" text:style-name="L1">
        <text:list-item>
          <text:p text:style-name="P32"><text:span text:style-name="Source_20_Text">conf/spark-defaults.conf</text:span> - the default</text:p>
        </text:list-item>
        <text:list-item>
          <text:p text:style-name="P32"><text:span text:style-name="Source_20_Text">--conf</text:span> - the command line option used by <text:span text:style-name="Source_20_Text">spark-shell</text:span> and <text:span text:style-name="Source_20_Text">spark-submit</text:span></text:p>
        </text:list-item>
        <text:list-item>
          <text:p text:style-name="P32"><text:span text:style-name="Source_20_Text">SparkConf</text:span></text:p>
        </text:list-item>
      </text:list>
      <text:h text:style-name="P18" text:outline-level="3"><text:bookmark text:name="__a_id_default_configuration_a_default_configuration"/>Default Configuration</text:h>
      <text:p text:style-name="Text_20_body">The default Spark configuration is created when you execute the following code:</text:p>
      <text:p text:style-name="Preformatted_20_Text"><text:span text:style-name="Source_20_Text">import org.apache.spark.SparkConf</text:span></text:p>
      <text:p text:style-name="P29"><text:span text:style-name="Source_20_Text">val conf = new SparkConf</text:span></text:p>
      <text:p text:style-name="Text_20_body">It merely loads any <text:span text:style-name="Source_20_Text">spark.*</text:span> system properties.</text:p>
      <text:p text:style-name="Text_20_body">You can use <text:span text:style-name="Source_20_Text">conf.toDebugString</text:span> or <text:span text:style-name="Source_20_Text">conf.getAll</text:span> to have the <text:span text:style-name="Source_20_Text">spark.*</text:span> system properties loaded printed out.</text:p>
      <text:p text:style-name="Preformatted_20_Text"><text:span text:style-name="Source_20_Text">scala&gt; conf.getAll</text:span></text:p>
      <text:p text:style-name="Preformatted_20_Text"><text:span text:style-name="Source_20_Text">res0: Array[(String, String)] = Array((spark.app.name,Spark shell), (spark.jars,""), (spark.master,local[*]), (spark.submit.deployMode,client))</text:span></text:p>
      <text:p text:style-name="Preformatted_20_Text"/>
      <text:p text:style-name="Preformatted_20_Text"><text:span text:style-name="Source_20_Text">scala&gt; conf.toDebugString</text:span></text:p>
      <text:p text:style-name="Preformatted_20_Text"><text:span text:style-name="Source_20_Text">res1: String =</text:span></text:p>
      <text:p text:style-name="Preformatted_20_Text"><text:span text:style-name="Source_20_Text">spark.app.name=Spark shell</text:span></text:p>
      <text:p text:style-name="Preformatted_20_Text"><text:span text:style-name="Source_20_Text">spark.jars=</text:span></text:p>
      <text:p text:style-name="Preformatted_20_Text"><text:span text:style-name="Source_20_Text">spark.master=local[*]</text:span></text:p>
      <text:p text:style-name="Preformatted_20_Text"><text:span text:style-name="Source_20_Text">spark.submit.deployMode=client</text:span></text:p>
      <text:p text:style-name="Preformatted_20_Text"/>
      <text:p text:style-name="Preformatted_20_Text"><text:span text:style-name="Source_20_Text">scala&gt; println(conf.toDebugString)</text:span></text:p>
      <text:p text:style-name="Preformatted_20_Text"><text:span text:style-name="Source_20_Text">spark.app.name=Spark shell</text:span></text:p>
      <text:p text:style-name="Preformatted_20_Text"><text:span text:style-name="Source_20_Text">spark.jars=</text:span></text:p>
      <text:p text:style-name="Preformatted_20_Text"><text:span text:style-name="Source_20_Text">spark.master=local[*]</text:span></text:p>
      <text:p text:style-name="P29"><text:span text:style-name="Source_20_Text">spark.submit.deployMode=client</text:span></text:p>
      <text:h text:style-name="P18" text:outline-level="3"><text:bookmark text:name="__a_id_creating_rdds_a_creating_rdd"/>Creating RDD</text:h>
      <text:p text:style-name="Text_20_body"><text:span text:style-name="Source_20_Text">SparkContext</text:span> allows you to create many different RDDs from input sources like:</text:p>
      <text:list xml:id="list25938738187628264" text:style-name="L2">
        <text:list-item>
          <text:p text:style-name="P33">Scala’s collections, i.e. <text:span text:style-name="Source_20_Text">sc.parallelize(0 to 100)</text:span></text:p>
        </text:list-item>
        <text:list-item>
          <text:p text:style-name="P33">local or remote filesystems, i.e. <text:span text:style-name="Source_20_Text">sc.textFile("README.md")</text:span></text:p>
        </text:list-item>
        <text:list-item>
          <text:p text:style-name="P33">Any Hadoop <text:span text:style-name="Source_20_Text">InputSource</text:span> using <text:span text:style-name="Source_20_Text">sc.newAPIHadoopFile</text:span></text:p>
        </text:list-item>
      </text:list>
      <text:p text:style-name="P5"/>
      <text:p text:style-name="P5"/>
      <text:p text:style-name="P5"/>
      <text:p text:style-name="P5"/>
      <text:h text:style-name="P17" text:outline-level="2"><text:bookmark text:name="understand-closures-what-not-to-do-"/>Understand closures (what not to do)</text:h>
      <text:p text:style-name="P20">Don't do this</text:p>
      <text:p text:style-name="P26"><text:span text:style-name="Source_20_Text"><text:span text:style-name="T29">// this runs in the driver</text:span></text:span></text:p>
      <text:p text:style-name="P31"><text:span text:style-name="Source_20_Text"><text:span text:style-name="T30">val</text:span></text:span><text:span text:style-name="Source_20_Text"><text:span text:style-name="T31"> foo = </text:span></text:span><text:span text:style-name="Source_20_Text"><text:span text:style-name="T30">new</text:span></text:span><text:span text:style-name="Source_20_Text"><text:span text:style-name="T31"> </text:span></text:span><text:span text:style-name="Source_20_Text"><text:span text:style-name="T33">SomeExpensiveNotSerializableThing</text:span></text:span></text:p>
      <text:p text:style-name="P31"><text:span text:style-name="Source_20_Text"><text:span text:style-name="T31">someRdd.map { x =&gt;</text:span></text:span></text:p>
      <text:p text:style-name="P31"><text:span text:style-name="Source_20_Text"><text:span text:style-name="T32"><text:s text:c="2"/></text:span></text:span><text:span text:style-name="Source_20_Text"><text:span text:style-name="T29">// this runs in the executor, so...</text:span></text:span></text:p>
      <text:p text:style-name="P31"><text:span text:style-name="Source_20_Text"><text:span text:style-name="T32"><text:s text:c="2"/></text:span></text:span><text:span text:style-name="Source_20_Text"><text:span text:style-name="T29">// the attempt to close over foo will throw NotSerializableException</text:span></text:span></text:p>
      <text:p text:style-name="P31"><text:span text:style-name="Source_20_Text"><text:span text:style-name="T32"><text:s text:c="2"/></text:span></text:span><text:span text:style-name="Source_20_Text"><text:span text:style-name="T31">foo.mangle(x)</text:span></text:span></text:p>
      <text:p text:style-name="P30"><text:span text:style-name="Source_20_Text"><text:span text:style-name="T31">}</text:span></text:span></text:p>
      <text:p text:style-name="P20">Don't do this either</text:p>
      <text:p text:style-name="P26"><text:span text:style-name="Source_20_Text"><text:span text:style-name="T31">someRdd.map { x =&gt;</text:span></text:span></text:p>
      <text:p text:style-name="P31"><text:span text:style-name="Source_20_Text"><text:span text:style-name="T32"><text:s text:c="2"/></text:span></text:span><text:span text:style-name="Source_20_Text"><text:span text:style-name="T29">// this runs in the executor, ok...</text:span></text:span></text:p>
      <text:p text:style-name="P31"><text:span text:style-name="Source_20_Text"><text:span text:style-name="T32"><text:s text:c="2"/></text:span></text:span><text:span text:style-name="Source_20_Text"><text:span text:style-name="T29">// but gets constructed for every element in the RDD, so will be slow</text:span></text:span></text:p>
      <text:p text:style-name="P31"><text:span text:style-name="Source_20_Text"><text:span text:style-name="T32"><text:s text:c="2"/></text:span></text:span><text:span text:style-name="Source_20_Text"><text:span text:style-name="T30">val</text:span></text:span><text:span text:style-name="Source_20_Text"><text:span text:style-name="T31"> foo = </text:span></text:span><text:span text:style-name="Source_20_Text"><text:span text:style-name="T30">new</text:span></text:span><text:span text:style-name="Source_20_Text"><text:span text:style-name="T31"> </text:span></text:span><text:span text:style-name="Source_20_Text"><text:span text:style-name="T33">SomeExpensiveNotSerializableThing</text:span></text:span></text:p>
      <text:p text:style-name="P31"><text:span text:style-name="Source_20_Text"><text:span text:style-name="T32"><text:s text:c="2"/></text:span></text:span><text:span text:style-name="Source_20_Text"><text:span text:style-name="T31">foo.mangle(x)</text:span></text:span></text:p>
      <text:p text:style-name="P30"><text:span text:style-name="Source_20_Text"><text:span text:style-name="T31">}</text:span></text:span></text:p>
      <text:p text:style-name="P5"/>
      <text:h text:style-name="P17" text:outline-level="2"><text:bookmark text:name="understand-closures-what-to-do-"/>Understand closures (what to do)</text:h>
      <text:p text:style-name="P20">Do this instead:</text:p>
      <text:p text:style-name="P26"><text:span text:style-name="Source_20_Text"><text:span text:style-name="T31">someRdd.mapPartitions { part =&gt;</text:span></text:span></text:p>
      <text:p text:style-name="P31"><text:span text:style-name="Source_20_Text"><text:span text:style-name="T32"><text:s text:c="2"/></text:span></text:span><text:span text:style-name="Source_20_Text"><text:span text:style-name="T29">// this runs in the executor, constructed only once per group of elements</text:span></text:span></text:p>
      <text:p text:style-name="P31"><text:span text:style-name="Source_20_Text"><text:span text:style-name="T32"><text:s text:c="2"/></text:span></text:span><text:span text:style-name="Source_20_Text"><text:span text:style-name="T30">val</text:span></text:span><text:span text:style-name="Source_20_Text"><text:span text:style-name="T31"> foo = </text:span></text:span><text:span text:style-name="Source_20_Text"><text:span text:style-name="T30">new</text:span></text:span><text:span text:style-name="Source_20_Text"><text:span text:style-name="T31"> </text:span></text:span><text:span text:style-name="Source_20_Text"><text:span text:style-name="T33">SomeExpensiveNotSerializableThing</text:span></text:span></text:p>
      <text:p text:style-name="P31"><text:span text:style-name="Source_20_Text"><text:span text:style-name="T32"><text:s text:c="2"/></text:span></text:span><text:span text:style-name="Source_20_Text"><text:span text:style-name="T31">part.map { x =&gt;</text:span></text:span></text:p>
      <text:p text:style-name="P31"><text:span text:style-name="Source_20_Text"><text:span text:style-name="T32"><text:s text:c="4"/></text:span></text:span><text:span text:style-name="Source_20_Text"><text:span text:style-name="T29">// then used for each element</text:span></text:span></text:p>
      <text:p text:style-name="P31"><text:span text:style-name="Source_20_Text"><text:span text:style-name="T32"><text:s text:c="4"/></text:span></text:span><text:span text:style-name="Source_20_Text"><text:span text:style-name="T31">foo.mangle(x)</text:span></text:span></text:p>
      <text:p text:style-name="P31"><text:span text:style-name="Source_20_Text"><text:span text:style-name="T32"><text:s text:c="2"/></text:span></text:span><text:span text:style-name="Source_20_Text"><text:span text:style-name="T31">}</text:span></text:span></text:p>
      <text:p text:style-name="P30"><text:span text:style-name="Source_20_Text"><text:span text:style-name="T31">}</text:span></text:span></text:p>
      <text:p text:style-name="P5"/>
      <text:p text:style-name="P5"/>
      <text:h text:style-name="P17" text:outline-level="2"><text:bookmark text:name="understand-closures-other-issues-"/>Understand closures (other issues)</text:h>
      <text:p text:style-name="P20">If you encounter other closure-related issues, make sure that</text:p>
      <text:list xml:id="list789689020610681043" text:style-name="L3">
        <text:list-item>
          <text:p text:style-name="P34">all captured references are serializable</text:p>
        </text:list-item>
        <text:list-item>
          <text:p text:style-name="P34">all captured references are immutable</text:p>
        </text:list-item>
        <text:list-item>
          <text:p text:style-name="P34">all captured references are either local vals, or in a static object</text:p>
        </text:list-item>
      </text:list>
      <text:p text:style-name="P20">As a specific example, don't extend App:</text:p>
      <text:p text:style-name="P26"><text:span text:style-name="Source_20_Text"><text:span text:style-name="T30">object</text:span></text:span><text:span text:style-name="Source_20_Text"><text:span text:style-name="T31"> </text:span></text:span><text:span text:style-name="Source_20_Text"><text:span text:style-name="T34">MyApp</text:span></text:span><text:span text:style-name="Source_20_Text"><text:span text:style-name="T31"> </text:span></text:span><text:span text:style-name="Source_20_Text"><text:span text:style-name="T30">extends</text:span></text:span><text:span text:style-name="Source_20_Text"><text:span text:style-name="T31"> </text:span></text:span><text:span text:style-name="Source_20_Text"><text:span text:style-name="T34">App</text:span></text:span><text:span text:style-name="Source_20_Text"><text:span text:style-name="T31"> {</text:span></text:span></text:p>
      <text:p text:style-name="P30"><text:span text:style-name="Source_20_Text"><text:span text:style-name="T32"><text:s text:c="2"/></text:span></text:span><text:span text:style-name="Source_20_Text"><text:span text:style-name="T29">// start running</text:span></text:span></text:p>
      <text:p text:style-name="P20">Use an explicit main method instead</text:p>
      <text:p text:style-name="P26"><text:span text:style-name="Source_20_Text"><text:span text:style-name="T30">object</text:span></text:span><text:span text:style-name="Source_20_Text"><text:span text:style-name="T31"> </text:span></text:span><text:span text:style-name="Source_20_Text"><text:span text:style-name="T34">MyApp</text:span></text:span><text:span text:style-name="Source_20_Text"><text:span text:style-name="T31"> {</text:span></text:span></text:p>
      <text:p text:style-name="P31"><text:span text:style-name="Source_20_Text"><text:span text:style-name="T32"><text:s text:c="2"/></text:span></text:span><text:span text:style-name="Source_20_Text"><text:span text:style-name="T30">def</text:span></text:span><text:span text:style-name="Source_20_Text"><text:span text:style-name="T31"> </text:span></text:span><text:span text:style-name="Source_20_Text"><text:span text:style-name="T34">main</text:span></text:span><text:span text:style-name="Source_20_Text"><text:span text:style-name="T31">(args: </text:span></text:span><text:span text:style-name="Source_20_Text"><text:span text:style-name="T33">Array</text:span></text:span><text:span text:style-name="Source_20_Text"><text:span text:style-name="T31">[</text:span></text:span><text:span text:style-name="Source_20_Text"><text:span text:style-name="T33">String</text:span></text:span><text:span text:style-name="Source_20_Text"><text:span text:style-name="T31">]) {</text:span></text:span></text:p>
      <text:p text:style-name="P30"><text:span text:style-name="Source_20_Text"><text:span text:style-name="T32"><text:s text:c="4"/></text:span></text:span><text:span text:style-name="Source_20_Text"><text:span text:style-name="T29">// start running</text:span></text:span></text:p>
      <text:p text:style-name="P5"/>
      <text:h text:style-name="P17" text:outline-level="2"><text:bookmark text:name="understand-partitions"/>Understand partitions</text:h>
      <text:list xml:id="list3528307339461783686" text:style-name="L4">
        <text:list-item>
          <text:p text:style-name="P35">If data is partitioned into fewer tasks than there are executor cores, some cores may be idle</text:p>
        </text:list-item>
        <text:list-item>
          <text:p text:style-name="P35">If there are many more tasks than cores, scheduler delay may be larger than work (delay is visible in the per-stage details link)</text:p>
        </text:list-item>
        <text:list-item>
          <text:p text:style-name="P35">General rule of thumb, at least as many tasks as 2 * total number of executor cores</text:p>
        </text:list-item>
        <text:list-item>
          <text:p text:style-name="P35">Set spark.default.parallelism, pass # of partitions to methods that accept it</text:p>
        </text:list-item>
        <text:list-item>
          <text:p text:style-name="P35">Increase # partitions with rdd.repartition (which triggers a shuffle, so is costly), decrease with rdd.coalesce</text:p>
        </text:list-item>
        <text:list-item>
          <text:p text:style-name="P35">If partitions are uneven in size, one executor may get overloaded</text:p>
        </text:list-item>
        <text:list-item>
          <text:p text:style-name="P35">Common cause of unevenness is doing a grouping operation on an RDD where many keys are None; in this case, filter them out first</text:p>
        </text:list-item>
        <text:list-item>
          <text:p text:style-name="P35">As always, MEASURE. There may be good reasons for a small or large # of partitions.</text:p>
        </text:list-item>
      </text:list>
      <text:h text:style-name="P24" text:outline-level="2"><text:bookmark text:name="understand-shuffle"/>Understand shuffle</text:h>
      <text:list xml:id="list6573538173323157848" text:style-name="L5">
        <text:list-item>
          <text:p text:style-name="P36">Whenever data needs to be redistributed among executors, a shuffle occurs</text:p>
        </text:list-item>
        <text:list-item>
          <text:p text:style-name="P36">This typically occurs for by-key operations on PairRDD: groupBy, reduceByKey, etc.</text:p>
        </text:list-item>
        <text:list-item>
          <text:p text:style-name="P36">Shuffle involves writing data to disk, then reading off of other executors' disks over the network.</text:p>
        </text:list-item>
        <text:list-item>
          <text:p text:style-name="P36">Memory hierarchy 101: disk and network are slower than cache and ram, so shuffle is slow</text:p>
        </text:list-item>
        <text:list-item>
          <text:p text:style-name="P36">Speeding things up requires either writing less data, or triggering fewer shuffles</text:p>
        </text:list-item>
      </text:list>
      <text:p text:style-name="P21"/>
      <text:h text:style-name="P24" text:outline-level="2"><text:bookmark text:name="write-less-data"/>Write less data</text:h>
      <text:list xml:id="list5566023605204638247" text:style-name="L6">
        <text:list-item>
          <text:p text:style-name="P37">set spark.serializer = org.apache.spark.serializer.KryoSerializer</text:p>
        </text:list-item>
        <text:list-item>
          <text:p text:style-name="P37">If you're using groupBy in order to do an aggregation you're probably doing it wrong.</text:p>
        </text:list-item>
        <text:list-item>
          <text:p text:style-name="P39"><text:span text:style-name="T35">reduceByKey, combineByKey, aggregateByKey do work </text:span><text:span text:style-name="Strong_20_Emphasis"><text:span text:style-name="T35">before</text:span></text:span><text:span text:style-name="T35"> the shuffle, so they potentially write less data</text:span></text:p>
        </text:list-item>
        <text:list-item>
          <text:p text:style-name="P37">Similar to combiners in hadoop</text:p>
        </text:list-item>
      </text:list>
      <text:p text:style-name="P21"/>
      <text:h text:style-name="P25" text:outline-level="2"><text:s/>In Scala : - It is an error to declare a value or variable without initializing it.</text:h>
      <text:p text:style-name="P22"/>
      <text:p text:style-name="P22"/>
      <text:p text:style-name="P21"/>
      <text:p text:style-name="P21">As an example, consider summing up the integer values of a list of chars. </text:p>
      <text:p text:style-name="P21">The initial value for the sum is 0. </text:p>
      <text:p text:style-name="P23"><text:span text:style-name="T35">First, </text:span><text:span text:style-name="Source_20_Text"><text:span text:style-name="T36">seqop</text:span></text:span><text:span text:style-name="T36"> transforms each input character to an Int</text:span><text:span text:style-name="T35"> and adds it to the sum (of the partition). </text:span></text:p>
      <text:p text:style-name="P23"><text:span text:style-name="T35">Then, </text:span><text:span text:style-name="Source_20_Text"><text:span text:style-name="T36">combop</text:span></text:span><text:span text:style-name="T36"> just needs to sum up the intermediate results of the partitions</text:span><text:span text:style-name="T35">:</text:span></text:p>
      <text:p text:style-name="P21">List('a', 'b', 'c').aggregate(0)({ (sum, ch) =&gt; sum + ch.toInt }, { (p1, p2) =&gt; p1 + p2 })</text:p>
      <text:p text:style-name="P27"/>
      <text:p text:style-name="P27"/>
      <text:p text:style-name="P21">List(1,2,3,4,5).aggregate(0)( {(sum,i)=&gt; sum + i}, {(p1,p2) =&gt; p1 + p2})</text:p>
      <text:p text:style-name="P21">res73: Int = 15</text:p>
      <text:p text:style-name="P21"/>
      <text:p text:style-name="P27"/>
      <text:h text:style-name="P24" text:outline-level="2">Spark Streaming</text:h>
      <text:p text:style-name="P22"><text:span text:style-name="T40">Provides abstraction called Dstreams/discretized streams.</text:span></text:p>
      <text:p text:style-name="P22"><text:span text:style-name="T40">Dstreams is represented as sequence of RDDs.</text:span></text:p>
      <text:p text:style-name="P22"><text:span text:style-name="T40">Create StreamingContext with Batch Interval</text:span></text:p>
      <text:p text:style-name="P22"><text:span text:style-name="T40">For each input source, Spark streaming launches Receivers, which are tasks running within appplications executors.</text:span></text:p>
      <text:p text:style-name="P22"><text:span text:style-name="T40">Typically you might setup checkpointing every 5-10 batches of data.</text:span></text:p>
      <text:p text:style-name="P22"><text:span text:style-name="T40">In Stateless transformations each batch does not depend on data of its previous batches.</text:span></text:p>
      <text:p text:style-name="P22"><text:span text:style-name="T40">In stateful transformation, use data or intermediate results from previous batches based on sliding windows.</text:span></text:p>
      <text:p text:style-name="P22"><text:span text:style-name="T40">Transform operates directly on RDD inside Dstreams</text:span></text:p>
      <text:p text:style-name="P22"><text:span text:style-name="T40">Stateful Transformation has two types – windowed operation (sliding window) and updateStateByKey() to track the state across events for each key; - it requires checkpointing.</text:span></text:p>
      <text:p text:style-name="P22"><text:span text:style-name="T40">Windowed operations need two parameters – window duration and sliding duration both must be multiple of streaming contexts batch interval.</text:span></text:p>
      <text:p text:style-name="P22"><text:span text:style-name="T40">reduceByWindow() and reduceByKeyandWindow()</text:span></text:p>
      <text:p text:style-name="P22"><text:span text:style-name="T40">countByWindow() and countByValueandWindow()</text:span></text:p>
      <text:p text:style-name="P22"><text:span text:style-name="T40">updateStateByKey</text:span></text:p>
      <text:p text:style-name="P22"><text:span text:style-name="T40">foreachRDD() -similar to transform. Used for writing data to external database.</text:span></text:p>
      <text:p text:style-name="P22"><text:span text:style-name="T40">Kafka Source - <text:s text:c="2"/>kafka.Utils.createStream(ssc, zkQuorum, group, topics) <text:s/>Or kafkaUtils.createDirectStream[ string, string](ssc,kafkaParam,topicSet)</text:span></text:p>
      <text:p text:style-name="P22"><text:span text:style-name="T40">StreamingContext.getOrCreate(checkpointDir, CreateStreamingContext _ )</text:span></text:p>
      <text:p text:style-name="P22"><text:span text:style-name="T40"/></text:p>
      <text:h text:style-name="P24" text:outline-level="2">Spark SQL</text:h>
      <text:p text:style-name="P22"><text:span text:style-name="T40">DataFrame abstraction / Read structred format JSON,Parquet / Hive Tables / Database connectors(JDBC/ODBC)</text:span></text:p>
      <text:p text:style-name="P22"><text:span text:style-name="T40">DataFrame contains an RDD of Row Objects each representing record.</text:span></text:p>
      <text:p text:style-name="P22"><text:span text:style-name="T40">SQLContext or HiveContext</text:span></text:p>
      <text:p text:style-name="P22"><text:span text:style-name="T40">import org.apache.spark.sql.{DataFrame,Row}</text:span></text:p>
      <text:p text:style-name="P22"><text:span text:style-name="T40">Both loading data and executing queries return DataFrames. Under the hood, a DataFrame contains an RDD composed of Row Objects with additional schema inforamtion such as types in each column.</text:span></text:p>
      <text:p text:style-name="P22"><text:span text:style-name="T40">Use hiveCtx.</text:span><text:span text:style-name="T41">cacheTable</text:span><text:span text:style-name="T40">(“tablename”) </text:span></text:p>
      <text:p text:style-name="P22"><text:span text:style-name="T40"/></text:p>
      <text:p text:style-name="P22"><text:span text:style-name="T40"/></text:p>
      <text:h text:style-name="P24" text:outline-level="2"><text:span text:style-name="T40">YARN Resource Allocation Log</text:span></text:h>
      <text:h text:style-name="P24" text:outline-level="2"><text:span text:style-name="T40"/></text:h>
      <text:p text:style-name="P22"><text:span text:style-name="T40"/></text:p>
      <text:p text:style-name="P22"><text:span text:style-name="T40"/></text:p>
      <text:p text:style-name="P22"><text:span text:style-name="T40"/></text:p>
      <text:p text:style-name="P22"><text:span text:style-name="T40"/></text:p>
      <text:p text:style-name="P22"><text:span text:style-name="T40"/></text:p>
      <text:p text:style-name="P22"><text:span text:style-name="T40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, sans-serif"/>
    <style:font-face style:name="Consolas" svg:font-family="Consolas, 'Liberation Mono', Menlo, Courier, monospace"/>
    <style:font-face style:name="Droid Serif" svg:font-family="'Droid Serif'"/>
    <style:font-face style:name="Helvetica Neue" svg:font-family="'Helvetica Neue', Helvetica, Arial, sans-serif"/>
    <style:font-face style:name="OpenSymbol" svg:font-family="OpenSymbol"/>
    <style:font-face style:name="Ubuntu Mono" svg:font-family="'Ubuntu Mono'"/>
    <style:font-face style:name="Yanone Kaffeesatz" svg:font-family="'Yanone Kaffeesatz'"/>
    <style:font-face style:name="inherit" svg:font-family="inherit"/>
    <style:font-face style:name="monospace" svg:font-family="monospace"/>
    <style:font-face style:name="Courier New" svg:font-family="'Courier New'" style:font-family-generic="modern" style:font-pitch="fixed"/>
    <style:font-face style:name="Andale Mono" svg:font-family="'Andale Mono'" style:font-pitch="variable"/>
    <style:font-face style:name="Apple Chancery" svg:font-family="'Apple Chancery'" style:font-pitch="variable"/>
    <style:font-face style:name="Apple SD Gothic Neo" svg:font-family="'Apple SD Gothic Neo'" style:font-pitch="variable"/>
    <style:font-face style:name="Courier New1" svg:font-family="'Courier New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Courier New" style:font-size-asian="10pt" style:font-name-complex="Courier New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Arial Unicode MS" style:font-size-asian="18pt" style:font-weight-asian="bold" style:font-name-complex="Arial Unicode MS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Arial Unicode MS" style:font-size-asian="14pt" style:font-weight-asian="bold" style:font-name-complex="Arial Unicode MS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Courier New" style:font-name-asian="Courier New" style:font-name-complex="Courier New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agar Mitkari</meta:initial-creator>
    <meta:creation-date>2016-03-26T17:39:36</meta:creation-date>
    <dc:date>2016-06-02T13:14:17</dc:date>
    <dc:creator>Sagar Mitkari</dc:creator>
    <meta:editing-duration>P9DT19H38M45S</meta:editing-duration>
    <meta:editing-cycles>30</meta:editing-cycles>
    <meta:generator>OpenOffice/4.1.1$Unix OpenOffice.org_project/411m6$Build-9775</meta:generator>
    <meta:document-statistic meta:table-count="0" meta:image-count="0" meta:object-count="0" meta:page-count="1" meta:paragraph-count="452" meta:word-count="2164" meta:character-count="21252"/>
  </office:meta>
</office:document-meta>
</file>